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" manifest:full-path="Object 10/Pictures/2000000D000000DF000000DF3FCD4C5E.svm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" manifest:full-path="Object 5/Pictures/2000000D000000DF000000DF3FCD4C5E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F000000DF3FCD4C5E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F000000DF3FCD4C5E.svm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5.304cm"/>
    </style:style>
    <style:style style:name="co7" style:family="table-column">
      <style:table-column-properties fo:break-before="auto" style:column-width="5.526cm"/>
    </style:style>
    <style:style style:name="co8" style:family="table-column">
      <style:table-column-properties fo:break-before="auto" style:column-width="4.805cm"/>
    </style:style>
    <style:style style:name="co9" style:family="table-column">
      <style:table-column-properties fo:break-before="auto" style:column-width="5.055cm"/>
    </style:style>
    <style:style style:name="co10" style:family="table-column">
      <style:table-column-properties fo:break-before="auto" style:column-width="5.276cm"/>
    </style:style>
    <style:style style:name="co11" style:family="table-column">
      <style:table-column-properties fo:break-before="auto" style:column-width="4.554cm"/>
    </style:style>
    <style:style style:name="co12" style:family="table-column">
      <style:table-column-properties fo:break-before="auto" style:column-width="5.36cm"/>
    </style:style>
    <style:style style:name="co13" style:family="table-column">
      <style:table-column-properties fo:break-before="auto" style:column-width="5.583cm"/>
    </style:style>
    <style:style style:name="co14" style:family="table-column">
      <style:table-column-properties fo:break-before="auto" style:column-width="4.86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10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MCPS (melhor solução)</text:p>
          </table:table-cell>
          <table:table-cell office:value-type="string">
            <text:p>Soluções computadas</text:p>
          </table:table-cell>
          <table:table-cell office:value-type="string">
            <text:p>MCPS (média 5 rodadas)</text:p>
          </table:table-cell>
          <table:table-cell office:value-type="string">
            <text:p>Soluções computadas</text:p>
          </table:table-cell>
          <table:table-cell office:value-type="string">
            <text:p>MCPS (pior solução)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2">
          <table:table-cell office:value-type="float" office:value="170412">
            <text:p>170412</text:p>
          </table:table-cell>
          <table:table-cell office:value-type="float" office:value="945">
            <text:p>945</text:p>
          </table:table-cell>
          <table:table-cell office:value-type="float" office:value="133563">
            <text:p>133563</text:p>
          </table:table-cell>
          <table:table-cell office:value-type="float" office:value="936">
            <text:p>936</text:p>
          </table:table-cell>
          <table:table-cell office:value-type="float" office:value="128577.6">
            <text:p>128577,6</text:p>
          </table:table-cell>
          <table:table-cell office:value-type="float" office:value="949.8">
            <text:p>949,8</text:p>
          </table:table-cell>
          <table:table-cell office:value-type="float" office:value="125536">
            <text:p>125536</text:p>
          </table:table-cell>
          <table:table-cell office:value-type="float" office:value="960">
            <text:p>960</text:p>
          </table:table-cell>
          <table:table-cell office:value-type="float" office:value="115058">
            <text:p>115058</text:p>
          </table:table-cell>
          <table:table-cell office:value-type="float" office:value="945">
            <text:p>945</text:p>
          </table:table-cell>
          <table:table-cell office:value-type="float" office:value="110319.4">
            <text:p>110319,4</text:p>
          </table:table-cell>
          <table:table-cell office:value-type="float" office:value="950.6">
            <text:p>950,6</text:p>
          </table:table-cell>
          <table:table-cell office:value-type="float" office:value="104561">
            <text:p>104561</text:p>
          </table:table-cell>
          <table:table-cell office:value-type="float" office:value="959">
            <text:p>959</text:p>
          </table:table-cell>
          <table:table-cell office:value-type="float" office:value="109774">
            <text:p>109774</text:p>
          </table:table-cell>
          <table:table-cell office:value-type="float" office:value="942">
            <text:p>942</text:p>
          </table:table-cell>
          <table:table-cell office:value-type="float" office:value="107476.6">
            <text:p>107476,6</text:p>
          </table:table-cell>
          <table:table-cell office:value-type="float" office:value="958">
            <text:p>958</text:p>
          </table:table-cell>
          <table:table-cell office:value-type="float" office:value="110415">
            <text:p>110415</text:p>
          </table:table-cell>
          <table:table-cell office:value-type="float" office:value="970">
            <text:p>970</text:p>
          </table:table-cell>
          <table:table-cell office:value-type="float" office:value="96146">
            <text:p>96146</text:p>
          </table:table-cell>
          <table:table-cell office:value-type="float" office:value="940">
            <text:p>940</text:p>
          </table:table-cell>
          <table:table-cell office:value-type="float" office:value="99519.6">
            <text:p>99519,6</text:p>
          </table:table-cell>
          <table:table-cell office:value-type="float" office:value="951.8">
            <text:p>951,8</text:p>
          </table:table-cell>
          <table:table-cell office:value-type="float" office:value="105055">
            <text:p>105055</text:p>
          </table:table-cell>
          <table:table-cell office:value-type="float" office:value="967">
            <text:p>967</text:p>
          </table:table-cell>
        </table:table-row>
        <table:table-row table:style-name="ro2">
          <table:table-cell office:value-type="float" office:value="1188350">
            <text:p>1188350</text:p>
          </table:table-cell>
          <table:table-cell office:value-type="float" office:value="937">
            <text:p>937</text:p>
          </table:table-cell>
          <table:table-cell office:value-type="float" office:value="1017909">
            <text:p>1017909</text:p>
          </table:table-cell>
          <table:table-cell office:value-type="float" office:value="930">
            <text:p>930</text:p>
          </table:table-cell>
          <table:table-cell office:value-type="float" office:value="989103">
            <text:p>989103</text:p>
          </table:table-cell>
          <table:table-cell office:value-type="float" office:value="937.6">
            <text:p>937,6</text:p>
          </table:table-cell>
          <table:table-cell office:value-type="float" office:value="977044">
            <text:p>977044</text:p>
          </table:table-cell>
          <table:table-cell office:value-type="float" office:value="943">
            <text:p>943</text:p>
          </table:table-cell>
          <table:table-cell office:value-type="float" office:value="1002012">
            <text:p>1002012</text:p>
          </table:table-cell>
          <table:table-cell office:value-type="float" office:value="930">
            <text:p>930</text:p>
          </table:table-cell>
          <table:table-cell office:value-type="float" office:value="972129.2">
            <text:p>972129,2</text:p>
          </table:table-cell>
          <table:table-cell office:value-type="float" office:value="939.2">
            <text:p>939,2</text:p>
          </table:table-cell>
          <table:table-cell office:value-type="float" office:value="969534">
            <text:p>969534</text:p>
          </table:table-cell>
          <table:table-cell office:value-type="float" office:value="945">
            <text:p>945</text:p>
          </table:table-cell>
          <table:table-cell office:value-type="float" office:value="1038342">
            <text:p>1038342</text:p>
          </table:table-cell>
          <table:table-cell office:value-type="float" office:value="937">
            <text:p>937</text:p>
          </table:table-cell>
          <table:table-cell office:value-type="float" office:value="971545">
            <text:p>971545</text:p>
          </table:table-cell>
          <table:table-cell office:value-type="float" office:value="941.4">
            <text:p>941,4</text:p>
          </table:table-cell>
          <table:table-cell office:value-type="float" office:value="906902">
            <text:p>906902</text:p>
          </table:table-cell>
          <table:table-cell office:value-type="float" office:value="945">
            <text:p>945</text:p>
          </table:table-cell>
          <table:table-cell office:value-type="float" office:value="903204">
            <text:p>903204</text:p>
          </table:table-cell>
          <table:table-cell office:value-type="float" office:value="937">
            <text:p>937</text:p>
          </table:table-cell>
          <table:table-cell office:value-type="float" office:value="895132.6">
            <text:p>895132,6</text:p>
          </table:table-cell>
          <table:table-cell office:value-type="float" office:value="941.4">
            <text:p>941,4</text:p>
          </table:table-cell>
          <table:table-cell office:value-type="float" office:value="880935">
            <text:p>880935</text:p>
          </table:table-cell>
          <table:table-cell office:value-type="float" office:value="945">
            <text:p>945</text:p>
          </table:table-cell>
        </table:table-row>
        <table:table-row table:style-name="ro2">
          <table:table-cell office:value-type="float" office:value="7371733">
            <text:p>7371733</text:p>
          </table:table-cell>
          <table:table-cell office:value-type="float" office:value="937">
            <text:p>937</text:p>
          </table:table-cell>
          <table:table-cell office:value-type="float" office:value="6610182">
            <text:p>6610182</text:p>
          </table:table-cell>
          <table:table-cell office:value-type="float" office:value="930">
            <text:p>930</text:p>
          </table:table-cell>
          <table:table-cell office:value-type="float" office:value="7343200">
            <text:p>7343200</text:p>
          </table:table-cell>
          <table:table-cell office:value-type="float" office:value="931">
            <text:p>931</text:p>
          </table:table-cell>
          <table:table-cell office:value-type="float" office:value="8368694">
            <text:p>8368694</text:p>
          </table:table-cell>
          <table:table-cell office:value-type="float" office:value="935">
            <text:p>935</text:p>
          </table:table-cell>
          <table:table-cell office:value-type="float" office:value="8273334">
            <text:p>8273334</text:p>
          </table:table-cell>
          <table:table-cell office:value-type="float" office:value="930">
            <text:p>930</text:p>
          </table:table-cell>
          <table:table-cell office:value-type="float" office:value="8621341">
            <text:p>8621341</text:p>
          </table:table-cell>
          <table:table-cell office:value-type="float" office:value="931">
            <text:p>931</text:p>
          </table:table-cell>
          <table:table-cell office:value-type="float" office:value="8749713">
            <text:p>8749713</text:p>
          </table:table-cell>
          <table:table-cell office:value-type="float" office:value="935">
            <text:p>935</text:p>
          </table:table-cell>
          <table:table-cell office:value-type="float" office:value="8254410">
            <text:p>8254410</text:p>
          </table:table-cell>
          <table:table-cell office:value-type="float" office:value="930">
            <text:p>930</text:p>
          </table:table-cell>
          <table:table-cell office:value-type="float" office:value="8389617">
            <text:p>8389617</text:p>
          </table:table-cell>
          <table:table-cell office:value-type="float" office:value="931.8">
            <text:p>931,8</text:p>
          </table:table-cell>
          <table:table-cell office:value-type="float" office:value="8424164">
            <text:p>8424164</text:p>
          </table:table-cell>
          <table:table-cell office:value-type="float" office:value="935">
            <text:p>935</text:p>
          </table:table-cell>
          <table:table-cell office:value-type="float" office:value="7703469">
            <text:p>7703469</text:p>
          </table:table-cell>
          <table:table-cell office:value-type="float" office:value="930">
            <text:p>930</text:p>
          </table:table-cell>
          <table:table-cell office:value-type="float" office:value="7945866.6">
            <text:p>7945866,6</text:p>
          </table:table-cell>
          <table:table-cell office:value-type="float" office:value="931.6">
            <text:p>931,6</text:p>
          </table:table-cell>
          <table:table-cell office:value-type="float" office:value="7928804">
            <text:p>7928804</text:p>
          </table:table-cell>
          <table:table-cell office:value-type="float" office:value="934">
            <text:p>934</text:p>
          </table:table-cell>
        </table:table-row>
        <table:table-row table:style-name="ro2">
          <table:table-cell office:value-type="float" office:value="69188972">
            <text:p>69188972</text:p>
          </table:table-cell>
          <table:table-cell office:value-type="float" office:value="937">
            <text:p>937</text:p>
          </table:table-cell>
          <table:table-cell office:value-type="float" office:value="51036059">
            <text:p>51036059</text:p>
          </table:table-cell>
          <table:table-cell office:value-type="float" office:value="930">
            <text:p>930</text:p>
          </table:table-cell>
          <table:table-cell office:value-type="float" office:value="55765444.2">
            <text:p>55765444,2</text:p>
          </table:table-cell>
          <table:table-cell office:value-type="float" office:value="930.8">
            <text:p>930,8</text:p>
          </table:table-cell>
          <table:table-cell office:value-type="float" office:value="57735192">
            <text:p>57735192</text:p>
          </table:table-cell>
          <table:table-cell office:value-type="float" office:value="934">
            <text:p>934</text:p>
          </table:table-cell>
          <table:table-cell office:value-type="float" office:value="69990169">
            <text:p>69990169</text:p>
          </table:table-cell>
          <table:table-cell office:value-type="float" office:value="930">
            <text:p>930</text:p>
          </table:table-cell>
          <table:table-cell office:value-type="float" office:value="71009909.8">
            <text:p>71009909,8</text:p>
          </table:table-cell>
          <table:table-cell office:value-type="float" office:value="931.6">
            <text:p>931,6</text:p>
          </table:table-cell>
          <table:table-cell office:value-type="float" office:value="73308688">
            <text:p>73308688</text:p>
          </table:table-cell>
          <table:table-cell office:value-type="float" office:value="934">
            <text:p>934</text:p>
          </table:table-cell>
          <table:table-cell office:value-type="float" office:value="68744252">
            <text:p>68744252</text:p>
          </table:table-cell>
          <table:table-cell office:value-type="float" office:value="930">
            <text:p>930</text:p>
          </table:table-cell>
          <table:table-cell office:value-type="float" office:value="69976072.6">
            <text:p>69976072,6</text:p>
          </table:table-cell>
          <table:table-cell office:value-type="float" office:value="931.6">
            <text:p>931,6</text:p>
          </table:table-cell>
          <table:table-cell office:value-type="float" office:value="73364382">
            <text:p>73364382</text:p>
          </table:table-cell>
          <table:table-cell office:value-type="float" office:value="934">
            <text:p>934</text:p>
          </table:table-cell>
          <table:table-cell office:value-type="float" office:value="73582369">
            <text:p>73582369</text:p>
          </table:table-cell>
          <table:table-cell office:value-type="float" office:value="930">
            <text:p>930</text:p>
          </table:table-cell>
          <table:table-cell office:value-type="float" office:value="70711488.4">
            <text:p>70711488,4</text:p>
          </table:table-cell>
          <table:table-cell office:value-type="float" office:value="930.8">
            <text:p>930,8</text:p>
          </table:table-cell>
          <table:table-cell office:value-type="float" office:value="70546631">
            <text:p>70546631</text:p>
          </table:table-cell>
          <table:table-cell office:value-type="float" office:value="934">
            <text:p>934</text:p>
          </table:table-cell>
        </table:table-row>
        <table:table-row table:style-name="ro2">
          <table:table-cell table:number-columns-repeated="26"/>
        </table:table-row>
        <table:table-row table:style-name="ro2">
          <table:table-cell>
            <draw:frame table:end-cell-address="10C.G31" table:end-x="1.299cm" table:end-y="0.057cm" draw:z-index="0" draw:style-name="gr1" svg:width="22.543cm" svg:height="10.895cm" svg:x="0.001cm" svg:y="0.001cm">
              <draw:object draw:notify-on-update-of-ranges="10C.A1:10C.A1 10C.B1:10C.B1 10C.B2:10C.B5 10C.A2:10C.A5 10C.D1:10C.D1 10C.D2:10C.D5 10C.C2:10C.C5 10C.F1:10C.F1 10C.F2:10C.F5 10C.E2:10C.E5 10C.H1:10C.H1 10C.H2:10C.H5 10C.G2:10C.G5 10C.J1:10C.J1 10C.J2:10C.J5 10C.I2:10C.I5 10C.L1:10C.L1 10C.L2:10C.L5 10C.K2:10C.K5 10C.N1:10C.N1 10C.N2:10C.N5 10C.M2:10C.M5 10C.P1:10C.P1 10C.P2:10C.P5 10C.O2:10C.O5 10C.R1:10C.R1 10C.R2:10C.R5 10C.Q2:10C.Q5 10C.T1:10C.T1 10C.T2:10C.T5 10C.S2:10C.S5 10C.V1:10C.V1 10C.V2:10C.V5 10C.U2:10C.U5 10C.X1:10C.X1 10C.X2:10C.X5 10C.W2:10C.W5 10C.Z1:10C.Z1 10C.Z2:10C.Z5 10C.Y2:10C.Y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2" table:number-rows-repeated="3">
          <table:table-cell table:number-columns-repeated="26"/>
        </table:table-row>
        <table:table-row table:style-name="ro2">
          <table:table-cell table:number-columns-repeated="10"/>
          <table:table-cell table:style-name="ce7"/>
          <table:table-cell table:number-columns-repeated="15"/>
        </table:table-row>
        <table:table-row table:style-name="ro2">
          <table:table-cell table:number-columns-repeated="7"/>
          <table:table-cell table:style-name="ce1" office:value-type="float" office:value="930">
            <text:p>930</text:p>
          </table:table-cell>
          <table:table-cell table:style-name="ce4" office:value-type="float" office:value="51036059">
            <text:p>51036059</text:p>
          </table:table-cell>
          <table:table-cell table:number-columns-repeated="17"/>
        </table:table-row>
        <table:table-row table:style-name="ro2">
          <table:table-cell table:number-columns-repeated="7"/>
          <table:table-cell table:style-name="ce2" office:value-type="float" office:value="930">
            <text:p>930</text:p>
          </table:table-cell>
          <table:table-cell table:style-name="ce5" office:value-type="float" office:value="55549452">
            <text:p>55549452</text:p>
          </table:table-cell>
          <table:table-cell table:number-columns-repeated="17"/>
        </table:table-row>
        <table:table-row table:style-name="ro2">
          <table:table-cell table:number-columns-repeated="7"/>
          <table:table-cell table:style-name="ce2" office:value-type="float" office:value="930">
            <text:p>930</text:p>
          </table:table-cell>
          <table:table-cell table:style-name="ce5" office:value-type="float" office:value="55386167">
            <text:p>55386167</text:p>
          </table:table-cell>
          <table:table-cell table:number-columns-repeated="17"/>
        </table:table-row>
        <table:table-row table:style-name="ro2">
          <table:table-cell table:number-columns-repeated="7"/>
          <table:table-cell table:style-name="ce2" office:value-type="float" office:value="930">
            <text:p>930</text:p>
          </table:table-cell>
          <table:table-cell table:style-name="ce5" office:value-type="float" office:value="59120351">
            <text:p>59120351</text:p>
          </table:table-cell>
          <table:table-cell table:number-columns-repeated="17"/>
        </table:table-row>
        <table:table-row table:style-name="ro2">
          <table:table-cell table:number-columns-repeated="7"/>
          <table:table-cell table:style-name="ce3" office:value-type="float" office:value="934">
            <text:p>934</text:p>
          </table:table-cell>
          <table:table-cell table:style-name="ce6" office:value-type="float" office:value="57735192">
            <text:p>57735192</text:p>
          </table:table-cell>
          <table:table-cell table:number-columns-repeated="17"/>
        </table:table-row>
        <table:table-row table:style-name="ro2">
          <table:table-cell table:number-columns-repeated="7"/>
          <table:table-cell table:formula="of:= SUM ([.H12:.H16])/5" office:value-type="float" office:value="930.8">
            <text:p>930,8</text:p>
          </table:table-cell>
          <table:table-cell table:formula="of:= SUM ([.I12:.I16])/5" office:value-type="float" office:value="55765444.2">
            <text:p>55765444,2</text:p>
          </table:table-cell>
          <table:table-cell table:number-columns-repeated="17"/>
        </table:table-row>
      </table:table>
      <table:table table:name="100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2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CP (melhor solução)</text:p>
          </table:table-cell>
          <table:table-cell office:value-type="string">
            <text:p>Soluções computadas</text:p>
          </table:table-cell>
          <table:table-cell office:value-type="string">
            <text:p>CP (média 5 rodadas)</text:p>
          </table:table-cell>
          <table:table-cell office:value-type="string">
            <text:p>Soluções computadas</text:p>
          </table:table-cell>
          <table:table-cell office:value-type="string">
            <text:p>CP (pior solução)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2">
          <table:table-cell office:value-type="float" office:value="170412">
            <text:p>170412</text:p>
          </table:table-cell>
          <table:table-cell office:value-type="float" office:value="945">
            <text:p>945</text:p>
          </table:table-cell>
          <table:table-cell table:number-columns-repeated="24"/>
        </table:table-row>
        <table:table-row table:style-name="ro2">
          <table:table-cell office:value-type="float" office:value="1188350">
            <text:p>1188350</text:p>
          </table:table-cell>
          <table:table-cell office:value-type="float" office:value="937">
            <text:p>937</text:p>
          </table:table-cell>
          <table:table-cell table:number-columns-repeated="24"/>
        </table:table-row>
        <table:table-row table:style-name="ro2">
          <table:table-cell office:value-type="float" office:value="7371733">
            <text:p>7371733</text:p>
          </table:table-cell>
          <table:table-cell office:value-type="float" office:value="937">
            <text:p>937</text:p>
          </table:table-cell>
          <table:table-cell table:number-columns-repeated="24"/>
        </table:table-row>
        <table:table-row table:style-name="ro2">
          <table:table-cell office:value-type="float" office:value="69188972">
            <text:p>69188972</text:p>
          </table:table-cell>
          <table:table-cell office:value-type="float" office:value="937">
            <text:p>937</text:p>
          </table:table-cell>
          <table:table-cell table:number-columns-repeated="23"/>
          <table:table-cell office:value-type="float" office:value="763481">
            <text:p>763481</text:p>
          </table:table-cell>
        </table:table-row>
        <table:table-row table:style-name="ro2">
          <table:table-cell table:number-columns-repeated="26"/>
        </table:table-row>
        <table:table-row table:style-name="ro2">
          <table:table-cell>
            <draw:frame table:end-cell-address="100C.G31" table:end-x="1.299cm" table:end-y="0.057cm" draw:z-index="0" draw:style-name="gr1" svg:width="22.543cm" svg:height="10.895cm" svg:x="0.001cm" svg:y="0.001cm">
              <draw:object draw:notify-on-update-of-ranges="100C.A1:100C.A1 100C.B1:100C.B1 100C.B2:100C.B5 100C.A2:100C.A5 100C.D1:100C.D1 100C.D2:100C.D5 100C.C2:100C.C5 100C.F1:100C.F1 100C.F2:100C.F5 100C.E2:100C.E5 100C.H1:100C.H1 100C.H2:100C.H5 100C.G2:100C.G5 100C.J1:100C.J1 100C.J2:100C.J5 100C.I2:100C.I5 100C.L1:100C.L1 100C.L2:100C.L5 100C.K2:100C.K5 100C.N1:100C.N1 100C.N2:100C.N5 100C.M2:100C.M5 100C.P1:100C.P1 100C.P2:100C.P5 100C.O2:100C.O5 100C.R1:100C.R1 100C.R2:100C.R5 100C.Q2:100C.Q5 100C.T1:100C.T1 100C.T2:100C.T5 100C.S2:100C.S5 100C.V1:100C.V1 100C.V2:100C.V5 100C.U2:100C.U5 100C.X1:100C.X1 100C.X2:100C.X5 100C.W2:100C.W5 100C.Z1:100C.Z1 100C.Z2:100C.Z5 100C.Y2:100C.Y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2">
          <table:table-cell table:number-columns-repeated="7"/>
          <table:table-cell table:style-name="ce8" office:value-type="float" office:value="666">
            <text:p>666</text:p>
          </table:table-cell>
          <table:table-cell table:style-name="ce4" office:value-type="float" office:value="124536162">
            <text:p>124536162</text:p>
          </table:table-cell>
          <table:table-cell table:number-columns-repeated="17"/>
        </table:table-row>
        <table:table-row table:style-name="ro2">
          <table:table-cell table:number-columns-repeated="7"/>
          <table:table-cell table:style-name="ce9" office:value-type="float" office:value="665">
            <text:p>665</text:p>
          </table:table-cell>
          <table:table-cell table:style-name="ce5" office:value-type="float" office:value="124013417">
            <text:p>124013417</text:p>
          </table:table-cell>
          <table:table-cell table:number-columns-repeated="17"/>
        </table:table-row>
        <table:table-row table:style-name="ro2">
          <table:table-cell table:number-columns-repeated="7"/>
          <table:table-cell table:style-name="ce9" office:value-type="float" office:value="666">
            <text:p>666</text:p>
          </table:table-cell>
          <table:table-cell table:style-name="ce5" office:value-type="float" office:value="120675736">
            <text:p>120675736</text:p>
          </table:table-cell>
          <table:table-cell table:number-columns-repeated="17"/>
        </table:table-row>
        <table:table-row table:style-name="ro2">
          <table:table-cell table:number-columns-repeated="7"/>
          <table:table-cell table:style-name="ce9" office:value-type="float" office:value="665">
            <text:p>665</text:p>
          </table:table-cell>
          <table:table-cell table:style-name="ce5" office:value-type="float" office:value="121140529">
            <text:p>121140529</text:p>
          </table:table-cell>
          <table:table-cell table:number-columns-repeated="8"/>
          <table:table-cell table:style-name="ce10" office:value-type="float" office:value="1236">
            <text:p>1236</text:p>
          </table:table-cell>
          <table:table-cell table:style-name="ce10" office:value-type="float" office:value="65508093">
            <text:p>65508093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3" office:value-type="float" office:value="660">
            <text:p>660</text:p>
          </table:table-cell>
          <table:table-cell table:style-name="ce6" office:value-type="float" office:value="122603360">
            <text:p>122603360</text:p>
          </table:table-cell>
          <table:table-cell table:number-columns-repeated="8"/>
          <table:table-cell table:style-name="ce11" office:value-type="float" office:value="1234">
            <text:p>1234</text:p>
          </table:table-cell>
          <table:table-cell table:style-name="ce5" office:value-type="float" office:value="65418746">
            <text:p>65418746</text:p>
          </table:table-cell>
          <table:table-cell table:number-columns-repeated="7"/>
        </table:table-row>
        <table:table-row table:style-name="ro2">
          <table:table-cell table:number-columns-repeated="7"/>
          <table:table-cell table:formula="of:= SUM ([.H8:.H12])/5" office:value-type="float" office:value="664.4">
            <text:p>664,4</text:p>
          </table:table-cell>
          <table:table-cell table:formula="of:= SUM ([.I8:.I12])/5" office:value-type="float" office:value="122593840.8">
            <text:p>122593840,8</text:p>
          </table:table-cell>
          <table:table-cell table:number-columns-repeated="8"/>
          <table:table-cell table:style-name="ce5" office:value-type="float" office:value="1236">
            <text:p>1236</text:p>
          </table:table-cell>
          <table:table-cell table:style-name="ce5" office:value-type="float" office:value="64281883">
            <text:p>64281883</text:p>
          </table:table-cell>
          <table:table-cell table:number-columns-repeated="7"/>
        </table:table-row>
        <table:table-row table:style-name="ro2">
          <table:table-cell table:number-columns-repeated="17"/>
          <table:table-cell table:style-name="ce5" office:value-type="float" office:value="1236">
            <text:p>1236</text:p>
          </table:table-cell>
          <table:table-cell table:style-name="ce5" office:value-type="float" office:value="65291997">
            <text:p>65291997</text:p>
          </table:table-cell>
          <table:table-cell table:number-columns-repeated="7"/>
        </table:table-row>
        <table:table-row table:style-name="ro2">
          <table:table-cell table:number-columns-repeated="17"/>
          <table:table-cell table:style-name="ce5" office:value-type="float" office:value="1238">
            <text:p>1238</text:p>
          </table:table-cell>
          <table:table-cell table:style-name="ce5" office:value-type="float" office:value="64992699">
            <text:p>64992699</text:p>
          </table:table-cell>
          <table:table-cell table:number-columns-repeated="7"/>
        </table:table-row>
        <table:table-row table:style-name="ro2">
          <table:table-cell table:number-columns-repeated="17"/>
          <table:table-cell table:formula="of:= SUM ([.R11:.R15])/5" office:value-type="float" office:value="1236">
            <text:p>1236</text:p>
          </table:table-cell>
          <table:table-cell table:formula="of:= SUM ([.S11:.S15])/5" office:value-type="float" office:value="65098683.6">
            <text:p>65098683,6</text:p>
          </table:table-cell>
          <table:table-cell table:number-columns-repeated="7"/>
        </table:table-row>
      </table:table>
      <table:table table:name="10C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2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CP (melhor solução)</text:p>
          </table:table-cell>
          <table:table-cell office:value-type="string">
            <text:p>Soluções computadas</text:p>
          </table:table-cell>
          <table:table-cell office:value-type="string">
            <text:p>CP (média 5 rodadas)</text:p>
          </table:table-cell>
          <table:table-cell office:value-type="string">
            <text:p>Soluções computadas</text:p>
          </table:table-cell>
          <table:table-cell office:value-type="string">
            <text:p>CP (pior solução)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2">
          <table:table-cell office:value-type="float" office:value="170412">
            <text:p>170412</text:p>
          </table:table-cell>
          <table:table-cell office:value-type="float" office:value="945">
            <text:p>945</text:p>
          </table:table-cell>
          <table:table-cell table:number-columns-repeated="24"/>
        </table:table-row>
        <table:table-row table:style-name="ro2">
          <table:table-cell office:value-type="float" office:value="1188350">
            <text:p>1188350</text:p>
          </table:table-cell>
          <table:table-cell office:value-type="float" office:value="937">
            <text:p>937</text:p>
          </table:table-cell>
          <table:table-cell table:number-columns-repeated="24"/>
        </table:table-row>
        <table:table-row table:style-name="ro2">
          <table:table-cell office:value-type="float" office:value="7371733">
            <text:p>7371733</text:p>
          </table:table-cell>
          <table:table-cell office:value-type="float" office:value="937">
            <text:p>937</text:p>
          </table:table-cell>
          <table:table-cell table:number-columns-repeated="24"/>
        </table:table-row>
        <table:table-row table:style-name="ro2">
          <table:table-cell office:value-type="float" office:value="69188972">
            <text:p>69188972</text:p>
          </table:table-cell>
          <table:table-cell office:value-type="float" office:value="937">
            <text:p>937</text:p>
          </table:table-cell>
          <table:table-cell table:number-columns-repeated="24"/>
        </table:table-row>
        <table:table-row table:style-name="ro2">
          <table:table-cell table:number-columns-repeated="26"/>
        </table:table-row>
        <table:table-row table:style-name="ro2">
          <table:table-cell>
            <draw:frame table:end-cell-address="10C_OI.G31" table:end-x="1.299cm" table:end-y="0.057cm" draw:z-index="0" draw:style-name="gr1" svg:width="22.543cm" svg:height="10.895cm" svg:x="0.001cm" svg:y="0.001cm">
              <draw:object draw:notify-on-update-of-ranges="10C_OI.A1:10C_OI.A1 10C_OI.B1:10C_OI.B1 10C_OI.B2:10C_OI.B5 10C_OI.A2:10C_OI.A5 10C_OI.D1:10C_OI.D1 10C_OI.D2:10C_OI.D5 10C_OI.C2:10C_OI.C5 10C_OI.F1:10C_OI.F1 10C_OI.F2:10C_OI.F5 10C_OI.E2:10C_OI.E5 10C_OI.H1:10C_OI.H1 10C_OI.H2:10C_OI.H5 10C_OI.G2:10C_OI.G5 10C_OI.J1:10C_OI.J1 10C_OI.J2:10C_OI.J5 10C_OI.I2:10C_OI.I5 10C_OI.L1:10C_OI.L1 10C_OI.L2:10C_OI.L5 10C_OI.K2:10C_OI.K5 10C_OI.N1:10C_OI.N1 10C_OI.N2:10C_OI.N5 10C_OI.M2:10C_OI.M5 10C_OI.P1:10C_OI.P1 10C_OI.P2:10C_OI.P5 10C_OI.O2:10C_OI.O5 10C_OI.R1:10C_OI.R1 10C_OI.R2:10C_OI.R5 10C_OI.Q2:10C_OI.Q5 10C_OI.T1:10C_OI.T1 10C_OI.T2:10C_OI.T5 10C_OI.S2:10C_OI.S5 10C_OI.V1:10C_OI.V1 10C_OI.V2:10C_OI.V5 10C_OI.U2:10C_OI.U5 10C_OI.X1:10C_OI.X1 10C_OI.X2:10C_OI.X5 10C_OI.W2:10C_OI.W5 10C_OI.Z1:10C_OI.Z1 10C_OI.Z2:10C_OI.Z5 10C_OI.Y2:10C_OI.Y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5"/>
        </table:table-row>
        <table:table-row table:style-name="ro2">
          <table:table-cell table:number-columns-repeated="26"/>
        </table:table-row>
        <table:table-row table:style-name="ro2">
          <table:table-cell table:number-columns-repeated="16"/>
          <table:table-cell table:style-name="ce10" office:value-type="float" office:value="1238">
            <text:p>1238</text:p>
          </table:table-cell>
          <table:table-cell table:style-name="ce10" office:value-type="float" office:value="62567778">
            <text:p>62567778</text:p>
          </table:table-cell>
          <table:table-cell table:number-columns-repeated="8"/>
        </table:table-row>
        <table:table-row table:style-name="ro2">
          <table:table-cell table:number-columns-repeated="16"/>
          <table:table-cell table:style-name="ce5" office:value-type="float" office:value="1234">
            <text:p>1234</text:p>
          </table:table-cell>
          <table:table-cell table:style-name="ce5" office:value-type="float" office:value="62326416">
            <text:p>62326416</text:p>
          </table:table-cell>
          <table:table-cell table:number-columns-repeated="8"/>
        </table:table-row>
        <table:table-row table:style-name="ro2">
          <table:table-cell table:number-columns-repeated="16"/>
          <table:table-cell table:style-name="ce5" office:value-type="float" office:value="1238">
            <text:p>1238</text:p>
          </table:table-cell>
          <table:table-cell table:style-name="ce5" office:value-type="float" office:value="62156646">
            <text:p>62156646</text:p>
          </table:table-cell>
          <table:table-cell table:number-columns-repeated="8"/>
        </table:table-row>
        <table:table-row table:style-name="ro2">
          <table:table-cell table:number-columns-repeated="16"/>
          <table:table-cell table:style-name="ce5" office:value-type="float" office:value="1236">
            <text:p>1236</text:p>
          </table:table-cell>
          <table:table-cell table:style-name="ce5" office:value-type="float" office:value="61924018">
            <text:p>61924018</text:p>
          </table:table-cell>
          <table:table-cell table:number-columns-repeated="8"/>
        </table:table-row>
        <table:table-row table:style-name="ro2">
          <table:table-cell table:number-columns-repeated="16"/>
          <table:table-cell table:style-name="ce5" office:value-type="float" office:value="1236">
            <text:p>1236</text:p>
          </table:table-cell>
          <table:table-cell table:style-name="ce5" office:value-type="float" office:value="62101820">
            <text:p>62101820</text:p>
          </table:table-cell>
          <table:table-cell table:number-columns-repeated="8"/>
        </table:table-row>
        <table:table-row table:style-name="ro2">
          <table:table-cell table:number-columns-repeated="16"/>
          <table:table-cell table:formula="of:= SUM ([.Q9:.Q13])/5" office:value-type="float" office:value="1236.4">
            <text:p>1236,4</text:p>
          </table:table-cell>
          <table:table-cell table:formula="of:= SUM ([.R9:.R13])/5" office:value-type="float" office:value="62215335.6">
            <text:p>62215335,6</text:p>
          </table:table-cell>
          <table:table-cell table:number-columns-repeated="8"/>
        </table:table-row>
      </table:table>
      <table:table table:name="100C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2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CP (melhor solução)</text:p>
          </table:table-cell>
          <table:table-cell office:value-type="string">
            <text:p>Soluções computadas</text:p>
          </table:table-cell>
          <table:table-cell office:value-type="string">
            <text:p>CP (média 5 rodadas)</text:p>
          </table:table-cell>
          <table:table-cell office:value-type="string">
            <text:p>Soluções computadas</text:p>
          </table:table-cell>
          <table:table-cell office:value-type="string">
            <text:p>CP (pior solução)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2">
          <table:table-cell office:value-type="float" office:value="170412">
            <text:p>170412</text:p>
          </table:table-cell>
          <table:table-cell office:value-type="float" office:value="945">
            <text:p>945</text:p>
          </table:table-cell>
          <table:table-cell table:number-columns-repeated="24"/>
        </table:table-row>
        <table:table-row table:style-name="ro2">
          <table:table-cell office:value-type="float" office:value="1188350">
            <text:p>1188350</text:p>
          </table:table-cell>
          <table:table-cell office:value-type="float" office:value="937">
            <text:p>937</text:p>
          </table:table-cell>
          <table:table-cell table:number-columns-repeated="24"/>
        </table:table-row>
        <table:table-row table:style-name="ro2">
          <table:table-cell office:value-type="float" office:value="7371733">
            <text:p>7371733</text:p>
          </table:table-cell>
          <table:table-cell office:value-type="float" office:value="937">
            <text:p>937</text:p>
          </table:table-cell>
          <table:table-cell table:number-columns-repeated="24"/>
        </table:table-row>
        <table:table-row table:style-name="ro2">
          <table:table-cell office:value-type="float" office:value="69188972">
            <text:p>69188972</text:p>
          </table:table-cell>
          <table:table-cell office:value-type="float" office:value="937">
            <text:p>937</text:p>
          </table:table-cell>
          <table:table-cell table:number-columns-repeated="24"/>
        </table:table-row>
        <table:table-row table:style-name="ro2">
          <table:table-cell table:number-columns-repeated="26"/>
        </table:table-row>
        <table:table-row table:style-name="ro2">
          <table:table-cell>
            <draw:frame table:end-cell-address="100C_OI.G31" table:end-x="1.299cm" table:end-y="0.057cm" draw:z-index="0" draw:style-name="gr1" svg:width="22.543cm" svg:height="10.895cm" svg:x="0.001cm" svg:y="0.001cm">
              <draw:object draw:notify-on-update-of-ranges="100C_OI.A1:100C_OI.A1 100C_OI.B1:100C_OI.B1 100C_OI.B2:100C_OI.B5 100C_OI.A2:100C_OI.A5 100C_OI.D1:100C_OI.D1 100C_OI.D2:100C_OI.D5 100C_OI.C2:100C_OI.C5 100C_OI.F1:100C_OI.F1 100C_OI.F2:100C_OI.F5 100C_OI.E2:100C_OI.E5 100C_OI.H1:100C_OI.H1 100C_OI.H2:100C_OI.H5 100C_OI.G2:100C_OI.G5 100C_OI.J1:100C_OI.J1 100C_OI.J2:100C_OI.J5 100C_OI.I2:100C_OI.I5 100C_OI.L1:100C_OI.L1 100C_OI.L2:100C_OI.L5 100C_OI.K2:100C_OI.K5 100C_OI.N1:100C_OI.N1 100C_OI.N2:100C_OI.N5 100C_OI.M2:100C_OI.M5 100C_OI.P1:100C_OI.P1 100C_OI.P2:100C_OI.P5 100C_OI.O2:100C_OI.O5 100C_OI.R1:100C_OI.R1 100C_OI.R2:100C_OI.R5 100C_OI.Q2:100C_OI.Q5 100C_OI.T1:100C_OI.T1 100C_OI.T2:100C_OI.T5 100C_OI.S2:100C_OI.S5 100C_OI.V1:100C_OI.V1 100C_OI.V2:100C_OI.V5 100C_OI.U2:100C_OI.U5 100C_OI.X1:100C_OI.X1 100C_OI.X2:100C_OI.X5 100C_OI.W2:100C_OI.W5 100C_OI.Z1:100C_OI.Z1 100C_OI.Z2:100C_OI.Z5 100C_OI.Y2:100C_OI.Y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5"/>
        </table:table-row>
        <table:table-row table:style-name="ro2">
          <table:table-cell table:number-columns-repeated="26"/>
        </table:table-row>
        <table:table-row table:style-name="ro2">
          <table:table-cell table:number-columns-repeated="7"/>
          <table:table-cell table:style-name="ce8" office:value-type="float" office:value="665">
            <text:p>665</text:p>
          </table:table-cell>
          <table:table-cell table:style-name="ce4" office:value-type="float" office:value="82309991">
            <text:p>82309991</text:p>
          </table:table-cell>
          <table:table-cell table:number-columns-repeated="17"/>
        </table:table-row>
        <table:table-row table:style-name="ro2">
          <table:table-cell table:number-columns-repeated="7"/>
          <table:table-cell table:style-name="ce9" office:value-type="float" office:value="666">
            <text:p>666</text:p>
          </table:table-cell>
          <table:table-cell table:style-name="ce5" office:value-type="float" office:value="75740919">
            <text:p>75740919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7"/>
          <table:table-cell table:style-name="ce9" office:value-type="float" office:value="665">
            <text:p>665</text:p>
          </table:table-cell>
          <table:table-cell table:style-name="ce5" office:value-type="float" office:value="84624384">
            <text:p>84624384</text:p>
          </table:table-cell>
          <table:table-cell table:number-columns-repeated="17"/>
        </table:table-row>
        <table:table-row table:style-name="ro2">
          <table:table-cell table:number-columns-repeated="7"/>
          <table:table-cell table:style-name="ce9" office:value-type="float" office:value="665">
            <text:p>665</text:p>
          </table:table-cell>
          <table:table-cell table:style-name="ce5" office:value-type="float" office:value="77593847">
            <text:p>77593847</text:p>
          </table:table-cell>
          <table:table-cell table:number-columns-repeated="7"/>
          <table:table-cell table:style-name="ce8" office:value-type="float" office:value="664">
            <text:p>664</text:p>
          </table:table-cell>
          <table:table-cell table:style-name="ce4" office:value-type="float" office:value="97036371">
            <text:p>97036371</text:p>
          </table:table-cell>
          <table:table-cell table:number-columns-repeated="4"/>
          <table:table-cell table:style-name="ce8" office:value-type="float" office:value="664">
            <text:p>664</text:p>
          </table:table-cell>
          <table:table-cell table:style-name="ce4" office:value-type="float" office:value="97161387">
            <text:p>97161387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3" office:value-type="float" office:value="665">
            <text:p>665</text:p>
          </table:table-cell>
          <table:table-cell table:style-name="ce6" office:value-type="float" office:value="83421308">
            <text:p>83421308</text:p>
          </table:table-cell>
          <table:table-cell table:number-columns-repeated="7"/>
          <table:table-cell table:style-name="ce9" office:value-type="float" office:value="664">
            <text:p>664</text:p>
          </table:table-cell>
          <table:table-cell table:style-name="ce5" office:value-type="float" office:value="97522118">
            <text:p>97522118</text:p>
          </table:table-cell>
          <table:table-cell table:number-columns-repeated="4"/>
          <table:table-cell table:style-name="ce9" office:value-type="float" office:value="664">
            <text:p>664</text:p>
          </table:table-cell>
          <table:table-cell table:style-name="ce5" office:value-type="float" office:value="94289328">
            <text:p>94289328</text:p>
          </table:table-cell>
          <table:table-cell table:number-columns-repeated="2"/>
        </table:table-row>
        <table:table-row table:style-name="ro2">
          <table:table-cell table:number-columns-repeated="7"/>
          <table:table-cell table:formula="of:= SUM ([.H9:.H13])/5" office:value-type="float" office:value="665.2">
            <text:p>665,2</text:p>
          </table:table-cell>
          <table:table-cell table:formula="of:= SUM ([.I9:.I13])/5" office:value-type="float" office:value="80738089.8">
            <text:p>80738089,8</text:p>
          </table:table-cell>
          <table:table-cell table:number-columns-repeated="7"/>
          <table:table-cell table:style-name="ce9" office:value-type="float" office:value="664">
            <text:p>664</text:p>
          </table:table-cell>
          <table:table-cell table:style-name="ce5" office:value-type="float" office:value="98834718">
            <text:p>98834718</text:p>
          </table:table-cell>
          <table:table-cell table:number-columns-repeated="4"/>
          <table:table-cell table:style-name="ce9" office:value-type="float" office:value="664">
            <text:p>664</text:p>
          </table:table-cell>
          <table:table-cell table:style-name="ce5" office:value-type="float" office:value="94520593">
            <text:p>94520593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9" office:value-type="float" office:value="664">
            <text:p>664</text:p>
          </table:table-cell>
          <table:table-cell table:style-name="ce5" office:value-type="float" office:value="96778883">
            <text:p>96778883</text:p>
          </table:table-cell>
          <table:table-cell table:number-columns-repeated="4"/>
          <table:table-cell table:style-name="ce9" office:value-type="float" office:value="664">
            <text:p>664</text:p>
          </table:table-cell>
          <table:table-cell table:style-name="ce5" office:value-type="float" office:value="96100747">
            <text:p>96100747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ce3" office:value-type="float" office:value="664">
            <text:p>664</text:p>
          </table:table-cell>
          <table:table-cell table:style-name="ce6" office:value-type="float" office:value="96644230">
            <text:p>96644230</text:p>
          </table:table-cell>
          <table:table-cell table:number-columns-repeated="4"/>
          <table:table-cell table:style-name="ce3" office:value-type="float" office:value="664">
            <text:p>664</text:p>
          </table:table-cell>
          <table:table-cell table:style-name="ce6" office:value-type="float" office:value="92241045">
            <text:p>92241045</text:p>
          </table:table-cell>
          <table:table-cell table:number-columns-repeated="2"/>
        </table:table-row>
        <table:table-row table:style-name="ro2">
          <table:table-cell table:number-columns-repeated="16"/>
          <table:table-cell table:formula="of:= SUM ([.Q12:.Q16])/5" office:value-type="float" office:value="664">
            <text:p>664</text:p>
          </table:table-cell>
          <table:table-cell table:formula="of:= SUM ([.R12:.R16])/5" office:value-type="float" office:value="97363264">
            <text:p>97363264</text:p>
          </table:table-cell>
          <table:table-cell table:number-columns-repeated="4"/>
          <table:table-cell table:formula="of:= SUM ([.W12:.W16])/5" office:value-type="float" office:value="664">
            <text:p>664</text:p>
          </table:table-cell>
          <table:table-cell table:formula="of:= SUM ([.X12:.X16])/5" office:value-type="float" office:value="94862620">
            <text:p>9486262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22/03/2010</text:date>, <text:time>20:0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3-22T20:05:36.82</dc:date>
    <meta:editing-duration>PT24H05M24S</meta:editing-duration>
    <meta:editing-cycles>80</meta:editing-cycles>
    <meta:generator>OpenOffice.org/3.1$Win32 OpenOffice.org_project/310m19$Build-9420</meta:generator>
    <meta:document-statistic meta:table-count="4" meta:cell-count="317" meta:object-count="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30" chart:maximum="970" chart:interval-major="4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dash" draw:stroke-dash="Fine_20_Dashed_20__28_var_29_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dash" draw:stroke-dash="_32__20_Dots_20_1_20_Dash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2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3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 10 11 12" chart:style-name="ch1">
        <chart:title svg:x="1.813cm" svg:y="0.218cm" chart:style-name="ch2">
          <text:p>FT10 - Busca Tabu X Modelos de hibridização &amp; Colisão de Partículas (resultado após 5 rodadas)</text:p>
        </chart:title>
        <chart:subtitle svg:x="0.292cm" svg:y="0.938cm" chart:style-name="ch3">
          <text:p>Modelos de hibridização: Tamanho da população = 12; N° de ciclos = 10; Ordem dos operadores invertida para AHS, VH e VHM;
Colisão de Partículas: Operador de Perturbação = M1; Operador de Exploração Local: Busca Tabu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378cm" chart:style-name="ch4"/>
        <chart:plot-area chart:style-name="ch5" table:cell-range-address="10C_OI.A1:10C_OI.B5 10C_OI.D1:10C_OI.D5 10C_OI.F1:10C_OI.F5 10C_OI.H1:10C_OI.H5 10C_OI.J1:10C_OI.J5 10C_OI.L1:10C_OI.L5 10C_OI.N1:10C_OI.N5 10C_OI.P1:10C_OI.P5 10C_OI.R1:10C_OI.R5 10C_OI.T1:10C_OI.T5 10C_OI.V1:10C_OI.V5 10C_OI.X1:10C_OI.X5 10C_OI.Z1:10C_OI.Z5" chart:data-source-has-labels="both" svg:x="0.699cm" svg:y="2.956cm" svg:width="16.221cm" svg:height="7.49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10C_OI.A1:10C_OI.A1"/>
          </chart:axis>
          <chart:axis chart:dimension="y" chart:name="primary-y" chart:style-name="ch8">
            <chart:title svg:x="0.451cm" svg:y="7.155cm" chart:style-name="ch9">
              <text:p>Makespan</text:p>
            </chart:title>
            <chart:grid chart:style-name="ch10" chart:class="major"/>
          </chart:axis>
          <chart:series chart:style-name="ch11" chart:values-cell-range-address="10C_OI.B2:10C_OI.B5" chart:label-cell-address="10C_OI.B1:10C_OI.B1" chart:class="chart:scatter">
            <chart:domain table:cell-range-address="10C_OI.A2:10C_OI.A5"/>
            <chart:data-point chart:repeated="4"/>
          </chart:series>
          <chart:series chart:style-name="ch12" chart:values-cell-range-address="10C_OI.D2:10C_OI.D5" chart:label-cell-address="10C_OI.D1:10C_OI.D1" chart:class="chart:scatter">
            <chart:domain table:cell-range-address="10C_OI.C2:10C_OI.C5"/>
            <chart:data-point chart:repeated="4"/>
          </chart:series>
          <chart:series chart:style-name="ch13" chart:values-cell-range-address="10C_OI.F2:10C_OI.F5" chart:label-cell-address="10C_OI.F1:10C_OI.F1" chart:class="chart:scatter">
            <chart:domain table:cell-range-address="10C_OI.E2:10C_OI.E5"/>
            <chart:data-point chart:repeated="4"/>
          </chart:series>
          <chart:series chart:style-name="ch14" chart:values-cell-range-address="10C_OI.H2:10C_OI.H5" chart:label-cell-address="10C_OI.H1:10C_OI.H1" chart:class="chart:scatter">
            <chart:domain table:cell-range-address="10C_OI.G2:10C_OI.G5"/>
            <chart:data-point chart:repeated="4"/>
          </chart:series>
          <chart:series chart:style-name="ch15" chart:values-cell-range-address="10C_OI.J2:10C_OI.J5" chart:label-cell-address="10C_OI.J1:10C_OI.J1" chart:class="chart:scatter">
            <chart:domain table:cell-range-address="10C_OI.I2:10C_OI.I5"/>
            <chart:data-point chart:repeated="4"/>
          </chart:series>
          <chart:series chart:style-name="ch16" chart:values-cell-range-address="10C_OI.L2:10C_OI.L5" chart:label-cell-address="10C_OI.L1:10C_OI.L1" chart:class="chart:scatter">
            <chart:domain table:cell-range-address="10C_OI.K2:10C_OI.K5"/>
            <chart:data-point chart:repeated="4"/>
          </chart:series>
          <chart:series chart:style-name="ch17" chart:values-cell-range-address="10C_OI.N2:10C_OI.N5" chart:label-cell-address="10C_OI.N1:10C_OI.N1" chart:class="chart:scatter">
            <chart:domain table:cell-range-address="10C_OI.M2:10C_OI.M5"/>
            <chart:data-point chart:repeated="4"/>
          </chart:series>
          <chart:series chart:style-name="ch18" chart:values-cell-range-address="10C_OI.P2:10C_OI.P5" chart:label-cell-address="10C_OI.P1:10C_OI.P1" chart:class="chart:scatter">
            <chart:domain table:cell-range-address="10C_OI.O2:10C_OI.O5"/>
            <chart:data-point chart:repeated="4"/>
          </chart:series>
          <chart:series chart:style-name="ch19" chart:values-cell-range-address="10C_OI.R2:10C_OI.R5" chart:label-cell-address="10C_OI.R1:10C_OI.R1" chart:class="chart:scatter">
            <chart:domain table:cell-range-address="10C_OI.Q2:10C_OI.Q5"/>
            <chart:data-point chart:repeated="4"/>
          </chart:series>
          <chart:series chart:style-name="ch20" chart:values-cell-range-address="10C_OI.T2:10C_OI.T5" chart:label-cell-address="10C_OI.T1:10C_OI.T1" chart:class="chart:scatter">
            <chart:domain table:cell-range-address="10C_OI.S2:10C_OI.S5"/>
            <chart:data-point chart:repeated="4"/>
          </chart:series>
          <chart:series chart:style-name="ch21" chart:values-cell-range-address="10C_OI.V2:10C_OI.V5" chart:label-cell-address="10C_OI.V1:10C_OI.V1" chart:class="chart:scatter">
            <chart:domain table:cell-range-address="10C_OI.U2:10C_OI.U5"/>
            <chart:data-point chart:repeated="4"/>
          </chart:series>
          <chart:series chart:style-name="ch22" chart:values-cell-range-address="10C_OI.X2:10C_OI.X5" chart:label-cell-address="10C_OI.X1:10C_OI.X1" chart:class="chart:scatter">
            <chart:domain table:cell-range-address="10C_OI.W2:10C_OI.W5"/>
            <chart:data-point chart:repeated="4"/>
          </chart:series>
          <chart:series chart:style-name="ch23" chart:values-cell-range-address="10C_OI.Z2:10C_OI.Z5" chart:label-cell-address="10C_OI.Z1:10C_OI.Z1" chart:class="chart:scatter">
            <chart:domain table:cell-range-address="10C_OI.Y2:10C_OI.Y5"/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10C_OI.B1:10C_OI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10C_OI.D1:10C_OI.D1">CP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10C_OI.F1:10C_OI.F1">CP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10C_OI.H1:10C_OI.H1">CP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10C_OI.J1:10C_OI.J1">AHS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10C_OI.L1:10C_OI.L1">AHS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10C_OI.N1:10C_OI.N1">AHS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10C_OI.P1:10C_OI.P1">VH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10C_OI.R1:10C_OI.R1">VH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10C_OI.T1:10C_OI.T1">VH MPS/BT (pior solução)</text:p>
              </table:table-cell>
              <table:table-cell office:value-type="string">
                <text:p>Colonne U</text:p>
              </table:table-cell>
              <table:table-cell office:value-type="string">
                <text:p text:id="10C_OI.V1:10C_OI.V1">VHM MPS/BT (melhor solução)</text:p>
              </table:table-cell>
              <table:table-cell office:value-type="string">
                <text:p>Colonne W</text:p>
              </table:table-cell>
              <table:table-cell office:value-type="string">
                <text:p text:id="10C_OI.X1:10C_OI.X1">VHM MPS/BT (média 5 rodadas)</text:p>
              </table:table-cell>
              <table:table-cell office:value-type="string">
                <text:p>Colonne Y</text:p>
              </table:table-cell>
              <table:table-cell office:value-type="string">
                <text:p text:id="10C_OI.Z1:10C_OI.Z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10C_OI.A1:10C_OI.A1">Soluções computadas</text:p>
              </table:table-cell>
              <table:table-cell office:value-type="float" office:value="170412">
                <text:p text:id="10C_OI.A2:10C_OI.A5">170412</text:p>
              </table:table-cell>
              <table:table-cell office:value-type="float" office:value="945">
                <text:p text:id="10C_OI.B2:10C_OI.B5">945</text:p>
              </table:table-cell>
              <table:table-cell office:value-type="float" office:value="1.#NAN">
                <text:p text:id="10C_OI.C2:10C_OI.C5">1.#NAN</text:p>
              </table:table-cell>
              <table:table-cell office:value-type="float" office:value="1.#NAN">
                <text:p text:id="10C_OI.D2:10C_OI.D5">1.#NAN</text:p>
              </table:table-cell>
              <table:table-cell office:value-type="float" office:value="1.#NAN">
                <text:p text:id="10C_OI.E2:10C_OI.E5">1.#NAN</text:p>
              </table:table-cell>
              <table:table-cell office:value-type="float" office:value="1.#NAN">
                <text:p text:id="10C_OI.F2:10C_OI.F5">1.#NAN</text:p>
              </table:table-cell>
              <table:table-cell office:value-type="float" office:value="1.#NAN">
                <text:p text:id="10C_OI.G2:10C_OI.G5">1.#NAN</text:p>
              </table:table-cell>
              <table:table-cell office:value-type="float" office:value="1.#NAN">
                <text:p text:id="10C_OI.H2:10C_OI.H5">1.#NAN</text:p>
              </table:table-cell>
              <table:table-cell office:value-type="float" office:value="1.#NAN">
                <text:p text:id="10C_OI.I2:10C_OI.I5">1.#NAN</text:p>
              </table:table-cell>
              <table:table-cell office:value-type="float" office:value="1.#NAN">
                <text:p text:id="10C_OI.J2:10C_OI.J5">1.#NAN</text:p>
              </table:table-cell>
              <table:table-cell office:value-type="float" office:value="1.#NAN">
                <text:p text:id="10C_OI.K2:10C_OI.K5">1.#NAN</text:p>
              </table:table-cell>
              <table:table-cell office:value-type="float" office:value="1.#NAN">
                <text:p text:id="10C_OI.L2:10C_OI.L5">1.#NAN</text:p>
              </table:table-cell>
              <table:table-cell office:value-type="float" office:value="1.#NAN">
                <text:p text:id="10C_OI.M2:10C_OI.M5">1.#NAN</text:p>
              </table:table-cell>
              <table:table-cell office:value-type="float" office:value="1.#NAN">
                <text:p text:id="10C_OI.N2:10C_OI.N5">1.#NAN</text:p>
              </table:table-cell>
              <table:table-cell office:value-type="float" office:value="1.#NAN">
                <text:p text:id="10C_OI.O2:10C_OI.O5">1.#NAN</text:p>
              </table:table-cell>
              <table:table-cell office:value-type="float" office:value="1.#NAN">
                <text:p text:id="10C_OI.P2:10C_OI.P5">1.#NAN</text:p>
              </table:table-cell>
              <table:table-cell office:value-type="float" office:value="1.#NAN">
                <text:p text:id="10C_OI.Q2:10C_OI.Q5">1.#NAN</text:p>
              </table:table-cell>
              <table:table-cell office:value-type="float" office:value="1.#NAN">
                <text:p text:id="10C_OI.R2:10C_OI.R5">1.#NAN</text:p>
              </table:table-cell>
              <table:table-cell office:value-type="float" office:value="1.#NAN">
                <text:p text:id="10C_OI.S2:10C_OI.S5">1.#NAN</text:p>
              </table:table-cell>
              <table:table-cell office:value-type="float" office:value="1.#NAN">
                <text:p text:id="10C_OI.T2:10C_OI.T5">1.#NAN</text:p>
              </table:table-cell>
              <table:table-cell office:value-type="float" office:value="1.#NAN">
                <text:p text:id="10C_OI.U2:10C_OI.U5">1.#NAN</text:p>
              </table:table-cell>
              <table:table-cell office:value-type="float" office:value="1.#NAN">
                <text:p text:id="10C_OI.V2:10C_OI.V5">1.#NAN</text:p>
              </table:table-cell>
              <table:table-cell office:value-type="float" office:value="1.#NAN">
                <text:p text:id="10C_OI.W2:10C_OI.W5">1.#NAN</text:p>
              </table:table-cell>
              <table:table-cell office:value-type="float" office:value="1.#NAN">
                <text:p text:id="10C_OI.X2:10C_OI.X5">1.#NAN</text:p>
              </table:table-cell>
              <table:table-cell office:value-type="float" office:value="1.#NAN">
                <text:p text:id="10C_OI.Y2:10C_OI.Y5">1.#NAN</text:p>
              </table:table-cell>
              <table:table-cell office:value-type="float" office:value="1.#NAN">
                <text:p text:id="10C_OI.Z2:10C_OI.Z5">1.#NAN</text:p>
              </table:table-cell>
            </table:table-row>
            <table:table-row>
              <table:table-cell office:value-type="string"/>
              <table:table-cell office:value-type="float" office:value="1188350">
                <text:p>1188350</text:p>
              </table:table-cell>
              <table:table-cell office:value-type="float" office:value="937">
                <text:p>9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7371733">
                <text:p>7371733</text:p>
              </table:table-cell>
              <table:table-cell office:value-type="float" office:value="937">
                <text:p>9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69188972">
                <text:p>69188972</text:p>
              </table:table-cell>
              <table:table-cell office:value-type="float" office:value="937">
                <text:p>9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30" chart:maximum="970" chart:interval-major="4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dash" draw:stroke-dash="Fine_20_Dashed_20__28_var_29_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dash" draw:stroke-dash="_32__20_Dots_20_1_20_Dash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2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3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 10 11 12" chart:style-name="ch1">
        <chart:title svg:x="1.138cm" svg:y="0.218cm" chart:style-name="ch2">
          <text:p>Análise de sensibilidade ao valor do parâmetro "número máximo de iterações sem melhora do makespan"</text:p>
        </chart:title>
        <chart:subtitle svg:x="7.025cm" svg:y="0.938cm" chart:style-name="ch3">
          <text:p>Problema FT10 (ordem dos operadores invertida)</text:p>
        </chart:subtitle>
        <chart:legend chart:legend-position="end" svg:x="17.369cm" svg:y="3.378cm" chart:style-name="ch4"/>
        <chart:plot-area chart:style-name="ch5" table:cell-range-address="10C.A1:10C.B5 10C.D1:10C.D5 10C.F1:10C.F5 10C.H1:10C.H5 10C.J1:10C.J5 10C.L1:10C.L5 10C.N1:10C.N5 10C.P1:10C.P5 10C.R1:10C.R5 10C.T1:10C.T5 10C.V1:10C.V5 10C.X1:10C.X5 10C.Z1:10C.Z5" chart:data-source-has-labels="both" svg:x="0.699cm" svg:y="1.606cm" svg:width="16.221cm" svg:height="8.8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10C.A1:10C.A1"/>
          </chart:axis>
          <chart:axis chart:dimension="y" chart:name="primary-y" chart:style-name="ch8">
            <chart:title svg:x="0.451cm" svg:y="6.48cm" chart:style-name="ch9">
              <text:p>Makespan</text:p>
            </chart:title>
            <chart:grid chart:style-name="ch10" chart:class="major"/>
          </chart:axis>
          <chart:series chart:style-name="ch11" chart:values-cell-range-address="10C.B2:10C.B5" chart:label-cell-address="10C.B1:10C.B1" chart:class="chart:scatter">
            <chart:domain table:cell-range-address="10C.A2:10C.A5"/>
            <chart:data-point chart:repeated="4"/>
          </chart:series>
          <chart:series chart:style-name="ch12" chart:values-cell-range-address="10C.D2:10C.D5" chart:label-cell-address="10C.D1:10C.D1" chart:class="chart:scatter">
            <chart:domain table:cell-range-address="10C.C2:10C.C5"/>
            <chart:data-point chart:repeated="4"/>
          </chart:series>
          <chart:series chart:style-name="ch13" chart:values-cell-range-address="10C.F2:10C.F5" chart:label-cell-address="10C.F1:10C.F1" chart:class="chart:scatter">
            <chart:domain table:cell-range-address="10C.E2:10C.E5"/>
            <chart:data-point chart:repeated="4"/>
          </chart:series>
          <chart:series chart:style-name="ch14" chart:values-cell-range-address="10C.H2:10C.H5" chart:label-cell-address="10C.H1:10C.H1" chart:class="chart:scatter">
            <chart:domain table:cell-range-address="10C.G2:10C.G5"/>
            <chart:data-point chart:repeated="4"/>
          </chart:series>
          <chart:series chart:style-name="ch15" chart:values-cell-range-address="10C.J2:10C.J5" chart:label-cell-address="10C.J1:10C.J1" chart:class="chart:scatter">
            <chart:domain table:cell-range-address="10C.I2:10C.I5"/>
            <chart:data-point chart:repeated="4"/>
          </chart:series>
          <chart:series chart:style-name="ch16" chart:values-cell-range-address="10C.L2:10C.L5" chart:label-cell-address="10C.L1:10C.L1" chart:class="chart:scatter">
            <chart:domain table:cell-range-address="10C.K2:10C.K5"/>
            <chart:data-point chart:repeated="4"/>
          </chart:series>
          <chart:series chart:style-name="ch17" chart:values-cell-range-address="10C.N2:10C.N5" chart:label-cell-address="10C.N1:10C.N1" chart:class="chart:scatter">
            <chart:domain table:cell-range-address="10C.M2:10C.M5"/>
            <chart:data-point chart:repeated="4"/>
          </chart:series>
          <chart:series chart:style-name="ch18" chart:values-cell-range-address="10C.P2:10C.P5" chart:label-cell-address="10C.P1:10C.P1" chart:class="chart:scatter">
            <chart:domain table:cell-range-address="10C.O2:10C.O5"/>
            <chart:data-point chart:repeated="4"/>
          </chart:series>
          <chart:series chart:style-name="ch19" chart:values-cell-range-address="10C.R2:10C.R5" chart:label-cell-address="10C.R1:10C.R1" chart:class="chart:scatter">
            <chart:domain table:cell-range-address="10C.Q2:10C.Q5"/>
            <chart:data-point chart:repeated="4"/>
          </chart:series>
          <chart:series chart:style-name="ch20" chart:values-cell-range-address="10C.T2:10C.T5" chart:label-cell-address="10C.T1:10C.T1" chart:class="chart:scatter">
            <chart:domain table:cell-range-address="10C.S2:10C.S5"/>
            <chart:data-point chart:repeated="4"/>
          </chart:series>
          <chart:series chart:style-name="ch21" chart:values-cell-range-address="10C.V2:10C.V5" chart:label-cell-address="10C.V1:10C.V1" chart:class="chart:scatter">
            <chart:domain table:cell-range-address="10C.U2:10C.U5"/>
            <chart:data-point chart:repeated="4"/>
          </chart:series>
          <chart:series chart:style-name="ch22" chart:values-cell-range-address="10C.X2:10C.X5" chart:label-cell-address="10C.X1:10C.X1" chart:class="chart:scatter">
            <chart:domain table:cell-range-address="10C.W2:10C.W5"/>
            <chart:data-point chart:repeated="4"/>
          </chart:series>
          <chart:series chart:style-name="ch23" chart:values-cell-range-address="10C.Z2:10C.Z5" chart:label-cell-address="10C.Z1:10C.Z1" chart:class="chart:scatter">
            <chart:domain table:cell-range-address="10C.Y2:10C.Y5"/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10C.B1:10C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10C.D1:10C.D1">MCPS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10C.F1:10C.F1">MCPS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10C.H1:10C.H1">MCPS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10C.J1:10C.J1">AHS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10C.L1:10C.L1">AHS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10C.N1:10C.N1">AHS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10C.P1:10C.P1">VH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10C.R1:10C.R1">VH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10C.T1:10C.T1">VH BT/MPS (pior solução)</text:p>
              </table:table-cell>
              <table:table-cell office:value-type="string">
                <text:p>Colonne U</text:p>
              </table:table-cell>
              <table:table-cell office:value-type="string">
                <text:p text:id="10C.V1:10C.V1">VHM BT/MPS (melhor solução)</text:p>
              </table:table-cell>
              <table:table-cell office:value-type="string">
                <text:p>Colonne W</text:p>
              </table:table-cell>
              <table:table-cell office:value-type="string">
                <text:p text:id="10C.X1:10C.X1">VHM BT/MPS (média 5 rodadas)</text:p>
              </table:table-cell>
              <table:table-cell office:value-type="string">
                <text:p>Colonne Y</text:p>
              </table:table-cell>
              <table:table-cell office:value-type="string">
                <text:p text:id="10C.Z1:10C.Z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10C.A1:10C.A1">Soluções computadas</text:p>
              </table:table-cell>
              <table:table-cell office:value-type="float" office:value="170412">
                <text:p text:id="10C.A2:10C.A5">170412</text:p>
              </table:table-cell>
              <table:table-cell office:value-type="float" office:value="945">
                <text:p text:id="10C.B2:10C.B5">945</text:p>
              </table:table-cell>
              <table:table-cell office:value-type="float" office:value="133563">
                <text:p text:id="10C.C2:10C.C5">133563</text:p>
              </table:table-cell>
              <table:table-cell office:value-type="float" office:value="936">
                <text:p text:id="10C.D2:10C.D5">936</text:p>
              </table:table-cell>
              <table:table-cell office:value-type="float" office:value="128577.6">
                <text:p text:id="10C.E2:10C.E5">128577.6</text:p>
              </table:table-cell>
              <table:table-cell office:value-type="float" office:value="949.8">
                <text:p text:id="10C.F2:10C.F5">949.8</text:p>
              </table:table-cell>
              <table:table-cell office:value-type="float" office:value="125536">
                <text:p text:id="10C.G2:10C.G5">125536</text:p>
              </table:table-cell>
              <table:table-cell office:value-type="float" office:value="960">
                <text:p text:id="10C.H2:10C.H5">960</text:p>
              </table:table-cell>
              <table:table-cell office:value-type="float" office:value="115058">
                <text:p text:id="10C.I2:10C.I5">115058</text:p>
              </table:table-cell>
              <table:table-cell office:value-type="float" office:value="945">
                <text:p text:id="10C.J2:10C.J5">945</text:p>
              </table:table-cell>
              <table:table-cell office:value-type="float" office:value="110319.4">
                <text:p text:id="10C.K2:10C.K5">110319.4</text:p>
              </table:table-cell>
              <table:table-cell office:value-type="float" office:value="950.6">
                <text:p text:id="10C.L2:10C.L5">950.6</text:p>
              </table:table-cell>
              <table:table-cell office:value-type="float" office:value="104561">
                <text:p text:id="10C.M2:10C.M5">104561</text:p>
              </table:table-cell>
              <table:table-cell office:value-type="float" office:value="959">
                <text:p text:id="10C.N2:10C.N5">959</text:p>
              </table:table-cell>
              <table:table-cell office:value-type="float" office:value="109774">
                <text:p text:id="10C.O2:10C.O5">109774</text:p>
              </table:table-cell>
              <table:table-cell office:value-type="float" office:value="942">
                <text:p text:id="10C.P2:10C.P5">942</text:p>
              </table:table-cell>
              <table:table-cell office:value-type="float" office:value="107476.6">
                <text:p text:id="10C.Q2:10C.Q5">107476.6</text:p>
              </table:table-cell>
              <table:table-cell office:value-type="float" office:value="958">
                <text:p text:id="10C.R2:10C.R5">958</text:p>
              </table:table-cell>
              <table:table-cell office:value-type="float" office:value="110415">
                <text:p text:id="10C.S2:10C.S5">110415</text:p>
              </table:table-cell>
              <table:table-cell office:value-type="float" office:value="970">
                <text:p text:id="10C.T2:10C.T5">970</text:p>
              </table:table-cell>
              <table:table-cell office:value-type="float" office:value="96146">
                <text:p text:id="10C.U2:10C.U5">96146</text:p>
              </table:table-cell>
              <table:table-cell office:value-type="float" office:value="940">
                <text:p text:id="10C.V2:10C.V5">940</text:p>
              </table:table-cell>
              <table:table-cell office:value-type="float" office:value="99519.6">
                <text:p text:id="10C.W2:10C.W5">99519.6</text:p>
              </table:table-cell>
              <table:table-cell office:value-type="float" office:value="951.8">
                <text:p text:id="10C.X2:10C.X5">951.8</text:p>
              </table:table-cell>
              <table:table-cell office:value-type="float" office:value="105055">
                <text:p text:id="10C.Y2:10C.Y5">105055</text:p>
              </table:table-cell>
              <table:table-cell office:value-type="float" office:value="967">
                <text:p text:id="10C.Z2:10C.Z5">967</text:p>
              </table:table-cell>
            </table:table-row>
            <table:table-row>
              <table:table-cell office:value-type="string"/>
              <table:table-cell office:value-type="float" office:value="1188350">
                <text:p>1188350</text:p>
              </table:table-cell>
              <table:table-cell office:value-type="float" office:value="937">
                <text:p>937</text:p>
              </table:table-cell>
              <table:table-cell office:value-type="float" office:value="1017909">
                <text:p>1017909</text:p>
              </table:table-cell>
              <table:table-cell office:value-type="float" office:value="930">
                <text:p>930</text:p>
              </table:table-cell>
              <table:table-cell office:value-type="float" office:value="989103">
                <text:p>989103</text:p>
              </table:table-cell>
              <table:table-cell office:value-type="float" office:value="937.6">
                <text:p>937.6</text:p>
              </table:table-cell>
              <table:table-cell office:value-type="float" office:value="977044">
                <text:p>977044</text:p>
              </table:table-cell>
              <table:table-cell office:value-type="float" office:value="943">
                <text:p>943</text:p>
              </table:table-cell>
              <table:table-cell office:value-type="float" office:value="1002012">
                <text:p>1002012</text:p>
              </table:table-cell>
              <table:table-cell office:value-type="float" office:value="930">
                <text:p>930</text:p>
              </table:table-cell>
              <table:table-cell office:value-type="float" office:value="972129.2">
                <text:p>972129.2</text:p>
              </table:table-cell>
              <table:table-cell office:value-type="float" office:value="939.2">
                <text:p>939.2</text:p>
              </table:table-cell>
              <table:table-cell office:value-type="float" office:value="969534">
                <text:p>969534</text:p>
              </table:table-cell>
              <table:table-cell office:value-type="float" office:value="945">
                <text:p>945</text:p>
              </table:table-cell>
              <table:table-cell office:value-type="float" office:value="1038342">
                <text:p>1038342</text:p>
              </table:table-cell>
              <table:table-cell office:value-type="float" office:value="937">
                <text:p>937</text:p>
              </table:table-cell>
              <table:table-cell office:value-type="float" office:value="971545">
                <text:p>971545</text:p>
              </table:table-cell>
              <table:table-cell office:value-type="float" office:value="941.4">
                <text:p>941.4</text:p>
              </table:table-cell>
              <table:table-cell office:value-type="float" office:value="906902">
                <text:p>906902</text:p>
              </table:table-cell>
              <table:table-cell office:value-type="float" office:value="945">
                <text:p>945</text:p>
              </table:table-cell>
              <table:table-cell office:value-type="float" office:value="903204">
                <text:p>903204</text:p>
              </table:table-cell>
              <table:table-cell office:value-type="float" office:value="937">
                <text:p>937</text:p>
              </table:table-cell>
              <table:table-cell office:value-type="float" office:value="895132.6">
                <text:p>895132.6</text:p>
              </table:table-cell>
              <table:table-cell office:value-type="float" office:value="941.4">
                <text:p>941.4</text:p>
              </table:table-cell>
              <table:table-cell office:value-type="float" office:value="880935">
                <text:p>88093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/>
              <table:table-cell office:value-type="float" office:value="7371733">
                <text:p>7371733</text:p>
              </table:table-cell>
              <table:table-cell office:value-type="float" office:value="937">
                <text:p>937</text:p>
              </table:table-cell>
              <table:table-cell office:value-type="float" office:value="6610182">
                <text:p>6610182</text:p>
              </table:table-cell>
              <table:table-cell office:value-type="float" office:value="930">
                <text:p>930</text:p>
              </table:table-cell>
              <table:table-cell office:value-type="float" office:value="7343200">
                <text:p>7343200</text:p>
              </table:table-cell>
              <table:table-cell office:value-type="float" office:value="931">
                <text:p>931</text:p>
              </table:table-cell>
              <table:table-cell office:value-type="float" office:value="8368694">
                <text:p>8368694</text:p>
              </table:table-cell>
              <table:table-cell office:value-type="float" office:value="935">
                <text:p>935</text:p>
              </table:table-cell>
              <table:table-cell office:value-type="float" office:value="8273334">
                <text:p>8273334</text:p>
              </table:table-cell>
              <table:table-cell office:value-type="float" office:value="930">
                <text:p>930</text:p>
              </table:table-cell>
              <table:table-cell office:value-type="float" office:value="8621341">
                <text:p>8621341</text:p>
              </table:table-cell>
              <table:table-cell office:value-type="float" office:value="931">
                <text:p>931</text:p>
              </table:table-cell>
              <table:table-cell office:value-type="float" office:value="8749713">
                <text:p>8749713</text:p>
              </table:table-cell>
              <table:table-cell office:value-type="float" office:value="935">
                <text:p>935</text:p>
              </table:table-cell>
              <table:table-cell office:value-type="float" office:value="8254410">
                <text:p>8254410</text:p>
              </table:table-cell>
              <table:table-cell office:value-type="float" office:value="930">
                <text:p>930</text:p>
              </table:table-cell>
              <table:table-cell office:value-type="float" office:value="8389617">
                <text:p>8389617</text:p>
              </table:table-cell>
              <table:table-cell office:value-type="float" office:value="931.8">
                <text:p>931.8</text:p>
              </table:table-cell>
              <table:table-cell office:value-type="float" office:value="8424164">
                <text:p>8424164</text:p>
              </table:table-cell>
              <table:table-cell office:value-type="float" office:value="935">
                <text:p>935</text:p>
              </table:table-cell>
              <table:table-cell office:value-type="float" office:value="7703469">
                <text:p>7703469</text:p>
              </table:table-cell>
              <table:table-cell office:value-type="float" office:value="930">
                <text:p>930</text:p>
              </table:table-cell>
              <table:table-cell office:value-type="float" office:value="7945866.6">
                <text:p>7945866.6</text:p>
              </table:table-cell>
              <table:table-cell office:value-type="float" office:value="931.6">
                <text:p>931.6</text:p>
              </table:table-cell>
              <table:table-cell office:value-type="float" office:value="7928804">
                <text:p>7928804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/>
              <table:table-cell office:value-type="float" office:value="69188972">
                <text:p>69188972</text:p>
              </table:table-cell>
              <table:table-cell office:value-type="float" office:value="937">
                <text:p>937</text:p>
              </table:table-cell>
              <table:table-cell office:value-type="float" office:value="51036059">
                <text:p>51036059</text:p>
              </table:table-cell>
              <table:table-cell office:value-type="float" office:value="930">
                <text:p>930</text:p>
              </table:table-cell>
              <table:table-cell office:value-type="float" office:value="55765444.2">
                <text:p>55765444.2</text:p>
              </table:table-cell>
              <table:table-cell office:value-type="float" office:value="930.8">
                <text:p>930.8</text:p>
              </table:table-cell>
              <table:table-cell office:value-type="float" office:value="57735192">
                <text:p>57735192</text:p>
              </table:table-cell>
              <table:table-cell office:value-type="float" office:value="934">
                <text:p>934</text:p>
              </table:table-cell>
              <table:table-cell office:value-type="float" office:value="69990169">
                <text:p>69990169</text:p>
              </table:table-cell>
              <table:table-cell office:value-type="float" office:value="930">
                <text:p>930</text:p>
              </table:table-cell>
              <table:table-cell office:value-type="float" office:value="71009909.8">
                <text:p>71009909.8</text:p>
              </table:table-cell>
              <table:table-cell office:value-type="float" office:value="931.6">
                <text:p>931.6</text:p>
              </table:table-cell>
              <table:table-cell office:value-type="float" office:value="73308688">
                <text:p>73308688</text:p>
              </table:table-cell>
              <table:table-cell office:value-type="float" office:value="934">
                <text:p>934</text:p>
              </table:table-cell>
              <table:table-cell office:value-type="float" office:value="68744252">
                <text:p>68744252</text:p>
              </table:table-cell>
              <table:table-cell office:value-type="float" office:value="930">
                <text:p>930</text:p>
              </table:table-cell>
              <table:table-cell office:value-type="float" office:value="69976072.6">
                <text:p>69976072.6</text:p>
              </table:table-cell>
              <table:table-cell office:value-type="float" office:value="931.6">
                <text:p>931.6</text:p>
              </table:table-cell>
              <table:table-cell office:value-type="float" office:value="73364382">
                <text:p>73364382</text:p>
              </table:table-cell>
              <table:table-cell office:value-type="float" office:value="934">
                <text:p>934</text:p>
              </table:table-cell>
              <table:table-cell office:value-type="float" office:value="73582369">
                <text:p>73582369</text:p>
              </table:table-cell>
              <table:table-cell office:value-type="float" office:value="930">
                <text:p>930</text:p>
              </table:table-cell>
              <table:table-cell office:value-type="float" office:value="70711488.4">
                <text:p>70711488.4</text:p>
              </table:table-cell>
              <table:table-cell office:value-type="float" office:value="930.8">
                <text:p>930.8</text:p>
              </table:table-cell>
              <table:table-cell office:value-type="float" office:value="70546631">
                <text:p>70546631</text:p>
              </table:table-cell>
              <table:table-cell office:value-type="float" office:value="934">
                <text:p>9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30" chart:maximum="970" chart:interval-major="4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dash" draw:stroke-dash="Fine_20_Dashed_20__28_var_29_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dash" draw:stroke-dash="_32__20_Dots_20_1_20_Dash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2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3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 10 11 12" chart:style-name="ch1">
        <chart:title svg:x="1.813cm" svg:y="0.218cm" chart:style-name="ch2">
          <text:p>FT10 - Busca Tabu X Modelos de hibridização &amp; Colisão de Partículas (resultado após 5 rodadas)</text:p>
        </chart:title>
        <chart:subtitle svg:x="0.516cm" svg:y="0.938cm" chart:style-name="ch3">
          <text:p>Modelos de hibridização: Tamanho da população = 12; Número de ciclos = 100;
Colisão de Partículas: Operador de Perturbação = M1; Operador de Exploração Local: Busca Tabu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378cm" chart:style-name="ch4"/>
        <chart:plot-area chart:style-name="ch5" table:cell-range-address="100C.A1:100C.B5 100C.D1:100C.D5 100C.F1:100C.F5 100C.H1:100C.H5 100C.J1:100C.J5 100C.L1:100C.L5 100C.N1:100C.N5 100C.P1:100C.P5 100C.R1:100C.R5 100C.T1:100C.T5 100C.V1:100C.V5 100C.X1:100C.X5 100C.Z1:100C.Z5" chart:data-source-has-labels="both" svg:x="0.699cm" svg:y="2.956cm" svg:width="16.221cm" svg:height="7.49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100C.A1:100C.A1"/>
          </chart:axis>
          <chart:axis chart:dimension="y" chart:name="primary-y" chart:style-name="ch8">
            <chart:title svg:x="0.451cm" svg:y="7.155cm" chart:style-name="ch9">
              <text:p>Makespan</text:p>
            </chart:title>
            <chart:grid chart:style-name="ch10" chart:class="major"/>
          </chart:axis>
          <chart:series chart:style-name="ch11" chart:values-cell-range-address="100C.B2:100C.B5" chart:label-cell-address="100C.B1:100C.B1" chart:class="chart:scatter">
            <chart:domain table:cell-range-address="100C.A2:100C.A5"/>
            <chart:data-point chart:repeated="4"/>
          </chart:series>
          <chart:series chart:style-name="ch12" chart:values-cell-range-address="100C.D2:100C.D5" chart:label-cell-address="100C.D1:100C.D1" chart:class="chart:scatter">
            <chart:domain table:cell-range-address="100C.C2:100C.C5"/>
            <chart:data-point chart:repeated="4"/>
          </chart:series>
          <chart:series chart:style-name="ch13" chart:values-cell-range-address="100C.F2:100C.F5" chart:label-cell-address="100C.F1:100C.F1" chart:class="chart:scatter">
            <chart:domain table:cell-range-address="100C.E2:100C.E5"/>
            <chart:data-point chart:repeated="4"/>
          </chart:series>
          <chart:series chart:style-name="ch14" chart:values-cell-range-address="100C.H2:100C.H5" chart:label-cell-address="100C.H1:100C.H1" chart:class="chart:scatter">
            <chart:domain table:cell-range-address="100C.G2:100C.G5"/>
            <chart:data-point chart:repeated="4"/>
          </chart:series>
          <chart:series chart:style-name="ch15" chart:values-cell-range-address="100C.J2:100C.J5" chart:label-cell-address="100C.J1:100C.J1" chart:class="chart:scatter">
            <chart:domain table:cell-range-address="100C.I2:100C.I5"/>
            <chart:data-point chart:repeated="4"/>
          </chart:series>
          <chart:series chart:style-name="ch16" chart:values-cell-range-address="100C.L2:100C.L5" chart:label-cell-address="100C.L1:100C.L1" chart:class="chart:scatter">
            <chart:domain table:cell-range-address="100C.K2:100C.K5"/>
            <chart:data-point chart:repeated="4"/>
          </chart:series>
          <chart:series chart:style-name="ch17" chart:values-cell-range-address="100C.N2:100C.N5" chart:label-cell-address="100C.N1:100C.N1" chart:class="chart:scatter">
            <chart:domain table:cell-range-address="100C.M2:100C.M5"/>
            <chart:data-point chart:repeated="4"/>
          </chart:series>
          <chart:series chart:style-name="ch18" chart:values-cell-range-address="100C.P2:100C.P5" chart:label-cell-address="100C.P1:100C.P1" chart:class="chart:scatter">
            <chart:domain table:cell-range-address="100C.O2:100C.O5"/>
            <chart:data-point chart:repeated="4"/>
          </chart:series>
          <chart:series chart:style-name="ch19" chart:values-cell-range-address="100C.R2:100C.R5" chart:label-cell-address="100C.R1:100C.R1" chart:class="chart:scatter">
            <chart:domain table:cell-range-address="100C.Q2:100C.Q5"/>
            <chart:data-point chart:repeated="4"/>
          </chart:series>
          <chart:series chart:style-name="ch20" chart:values-cell-range-address="100C.T2:100C.T5" chart:label-cell-address="100C.T1:100C.T1" chart:class="chart:scatter">
            <chart:domain table:cell-range-address="100C.S2:100C.S5"/>
            <chart:data-point chart:repeated="4"/>
          </chart:series>
          <chart:series chart:style-name="ch21" chart:values-cell-range-address="100C.V2:100C.V5" chart:label-cell-address="100C.V1:100C.V1" chart:class="chart:scatter">
            <chart:domain table:cell-range-address="100C.U2:100C.U5"/>
            <chart:data-point chart:repeated="4"/>
          </chart:series>
          <chart:series chart:style-name="ch22" chart:values-cell-range-address="100C.X2:100C.X5" chart:label-cell-address="100C.X1:100C.X1" chart:class="chart:scatter">
            <chart:domain table:cell-range-address="100C.W2:100C.W5"/>
            <chart:data-point chart:repeated="4"/>
          </chart:series>
          <chart:series chart:style-name="ch23" chart:values-cell-range-address="100C.Z2:100C.Z5" chart:label-cell-address="100C.Z1:100C.Z1" chart:class="chart:scatter">
            <chart:domain table:cell-range-address="100C.Y2:100C.Y5"/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100C.B1:100C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100C.D1:100C.D1">CP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100C.F1:100C.F1">CP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100C.H1:100C.H1">CP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100C.J1:100C.J1">AHS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100C.L1:100C.L1">AHS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100C.N1:100C.N1">AHS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100C.P1:100C.P1">VH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100C.R1:100C.R1">VH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100C.T1:100C.T1">VH BT/MPS (pior solução)</text:p>
              </table:table-cell>
              <table:table-cell office:value-type="string">
                <text:p>Colonne U</text:p>
              </table:table-cell>
              <table:table-cell office:value-type="string">
                <text:p text:id="100C.V1:100C.V1">VHM BT/MPS (melhor solução)</text:p>
              </table:table-cell>
              <table:table-cell office:value-type="string">
                <text:p>Colonne W</text:p>
              </table:table-cell>
              <table:table-cell office:value-type="string">
                <text:p text:id="100C.X1:100C.X1">VHM BT/MPS (média 5 rodadas)</text:p>
              </table:table-cell>
              <table:table-cell office:value-type="string">
                <text:p>Colonne Y</text:p>
              </table:table-cell>
              <table:table-cell office:value-type="string">
                <text:p text:id="100C.Z1:100C.Z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100C.A1:100C.A1">Soluções computadas</text:p>
              </table:table-cell>
              <table:table-cell office:value-type="float" office:value="170412">
                <text:p text:id="100C.A2:100C.A5">170412</text:p>
              </table:table-cell>
              <table:table-cell office:value-type="float" office:value="945">
                <text:p text:id="100C.B2:100C.B5">945</text:p>
              </table:table-cell>
              <table:table-cell office:value-type="float" office:value="1.#NAN">
                <text:p text:id="100C.C2:100C.C5">1.#NAN</text:p>
              </table:table-cell>
              <table:table-cell office:value-type="float" office:value="1.#NAN">
                <text:p text:id="100C.D2:100C.D5">1.#NAN</text:p>
              </table:table-cell>
              <table:table-cell office:value-type="float" office:value="1.#NAN">
                <text:p text:id="100C.E2:100C.E5">1.#NAN</text:p>
              </table:table-cell>
              <table:table-cell office:value-type="float" office:value="1.#NAN">
                <text:p text:id="100C.F2:100C.F5">1.#NAN</text:p>
              </table:table-cell>
              <table:table-cell office:value-type="float" office:value="1.#NAN">
                <text:p text:id="100C.G2:100C.G5">1.#NAN</text:p>
              </table:table-cell>
              <table:table-cell office:value-type="float" office:value="1.#NAN">
                <text:p text:id="100C.H2:100C.H5">1.#NAN</text:p>
              </table:table-cell>
              <table:table-cell office:value-type="float" office:value="1.#NAN">
                <text:p text:id="100C.I2:100C.I5">1.#NAN</text:p>
              </table:table-cell>
              <table:table-cell office:value-type="float" office:value="1.#NAN">
                <text:p text:id="100C.J2:100C.J5">1.#NAN</text:p>
              </table:table-cell>
              <table:table-cell office:value-type="float" office:value="1.#NAN">
                <text:p text:id="100C.K2:100C.K5">1.#NAN</text:p>
              </table:table-cell>
              <table:table-cell office:value-type="float" office:value="1.#NAN">
                <text:p text:id="100C.L2:100C.L5">1.#NAN</text:p>
              </table:table-cell>
              <table:table-cell office:value-type="float" office:value="1.#NAN">
                <text:p text:id="100C.M2:100C.M5">1.#NAN</text:p>
              </table:table-cell>
              <table:table-cell office:value-type="float" office:value="1.#NAN">
                <text:p text:id="100C.N2:100C.N5">1.#NAN</text:p>
              </table:table-cell>
              <table:table-cell office:value-type="float" office:value="1.#NAN">
                <text:p text:id="100C.O2:100C.O5">1.#NAN</text:p>
              </table:table-cell>
              <table:table-cell office:value-type="float" office:value="1.#NAN">
                <text:p text:id="100C.P2:100C.P5">1.#NAN</text:p>
              </table:table-cell>
              <table:table-cell office:value-type="float" office:value="1.#NAN">
                <text:p text:id="100C.Q2:100C.Q5">1.#NAN</text:p>
              </table:table-cell>
              <table:table-cell office:value-type="float" office:value="1.#NAN">
                <text:p text:id="100C.R2:100C.R5">1.#NAN</text:p>
              </table:table-cell>
              <table:table-cell office:value-type="float" office:value="1.#NAN">
                <text:p text:id="100C.S2:100C.S5">1.#NAN</text:p>
              </table:table-cell>
              <table:table-cell office:value-type="float" office:value="1.#NAN">
                <text:p text:id="100C.T2:100C.T5">1.#NAN</text:p>
              </table:table-cell>
              <table:table-cell office:value-type="float" office:value="1.#NAN">
                <text:p text:id="100C.U2:100C.U5">1.#NAN</text:p>
              </table:table-cell>
              <table:table-cell office:value-type="float" office:value="1.#NAN">
                <text:p text:id="100C.V2:100C.V5">1.#NAN</text:p>
              </table:table-cell>
              <table:table-cell office:value-type="float" office:value="1.#NAN">
                <text:p text:id="100C.W2:100C.W5">1.#NAN</text:p>
              </table:table-cell>
              <table:table-cell office:value-type="float" office:value="1.#NAN">
                <text:p text:id="100C.X2:100C.X5">1.#NAN</text:p>
              </table:table-cell>
              <table:table-cell office:value-type="float" office:value="1.#NAN">
                <text:p text:id="100C.Y2:100C.Y5">1.#NAN</text:p>
              </table:table-cell>
              <table:table-cell office:value-type="float" office:value="1.#NAN">
                <text:p text:id="100C.Z2:100C.Z5">1.#NAN</text:p>
              </table:table-cell>
            </table:table-row>
            <table:table-row>
              <table:table-cell office:value-type="string"/>
              <table:table-cell office:value-type="float" office:value="1188350">
                <text:p>1188350</text:p>
              </table:table-cell>
              <table:table-cell office:value-type="float" office:value="937">
                <text:p>9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7371733">
                <text:p>7371733</text:p>
              </table:table-cell>
              <table:table-cell office:value-type="float" office:value="937">
                <text:p>9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69188972">
                <text:p>69188972</text:p>
              </table:table-cell>
              <table:table-cell office:value-type="float" office:value="937">
                <text:p>9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63481">
                <text:p>7634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30" chart:maximum="970" chart:interval-major="4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dash" draw:stroke-dash="Fine_20_Dashed_20__28_var_29_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dash" draw:stroke-dash="_32__20_Dots_20_1_20_Dash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2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3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 10 11 12" chart:style-name="ch1">
        <chart:title svg:x="1.813cm" svg:y="0.218cm" chart:style-name="ch2">
          <text:p>FT10 - Busca Tabu X Modelos de hibridização &amp; Colisão de Partículas (resultado após 5 rodadas)</text:p>
        </chart:title>
        <chart:subtitle svg:x="0.133cm" svg:y="0.938cm" chart:style-name="ch3">
          <text:p>Modelos de hibridização:  Tamanho da população = 12; N° de ciclos = 100; Ordem dos operadores invertida para AHS, VH e VHM;
Colisão de Partículas: Operador de Perturbação = M1; Operador de Exploração Local: Busca Tabu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378cm" chart:style-name="ch4"/>
        <chart:plot-area chart:style-name="ch5" table:cell-range-address="100C_OI.A1:100C_OI.B5 100C_OI.D1:100C_OI.D5 100C_OI.F1:100C_OI.F5 100C_OI.H1:100C_OI.H5 100C_OI.J1:100C_OI.J5 100C_OI.L1:100C_OI.L5 100C_OI.N1:100C_OI.N5 100C_OI.P1:100C_OI.P5 100C_OI.R1:100C_OI.R5 100C_OI.T1:100C_OI.T5 100C_OI.V1:100C_OI.V5 100C_OI.X1:100C_OI.X5 100C_OI.Z1:100C_OI.Z5" chart:data-source-has-labels="both" svg:x="0.699cm" svg:y="2.956cm" svg:width="16.221cm" svg:height="7.49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100C_OI.A1:100C_OI.A1"/>
          </chart:axis>
          <chart:axis chart:dimension="y" chart:name="primary-y" chart:style-name="ch8">
            <chart:title svg:x="0.451cm" svg:y="7.155cm" chart:style-name="ch9">
              <text:p>Makespan</text:p>
            </chart:title>
            <chart:grid chart:style-name="ch10" chart:class="major"/>
          </chart:axis>
          <chart:series chart:style-name="ch11" chart:values-cell-range-address="100C_OI.B2:100C_OI.B5" chart:label-cell-address="100C_OI.B1:100C_OI.B1" chart:class="chart:scatter">
            <chart:domain table:cell-range-address="100C_OI.A2:100C_OI.A5"/>
            <chart:data-point chart:repeated="4"/>
          </chart:series>
          <chart:series chart:style-name="ch12" chart:values-cell-range-address="100C_OI.D2:100C_OI.D5" chart:label-cell-address="100C_OI.D1:100C_OI.D1" chart:class="chart:scatter">
            <chart:domain table:cell-range-address="100C_OI.C2:100C_OI.C5"/>
            <chart:data-point chart:repeated="4"/>
          </chart:series>
          <chart:series chart:style-name="ch13" chart:values-cell-range-address="100C_OI.F2:100C_OI.F5" chart:label-cell-address="100C_OI.F1:100C_OI.F1" chart:class="chart:scatter">
            <chart:domain table:cell-range-address="100C_OI.E2:100C_OI.E5"/>
            <chart:data-point chart:repeated="4"/>
          </chart:series>
          <chart:series chart:style-name="ch14" chart:values-cell-range-address="100C_OI.H2:100C_OI.H5" chart:label-cell-address="100C_OI.H1:100C_OI.H1" chart:class="chart:scatter">
            <chart:domain table:cell-range-address="100C_OI.G2:100C_OI.G5"/>
            <chart:data-point chart:repeated="4"/>
          </chart:series>
          <chart:series chart:style-name="ch15" chart:values-cell-range-address="100C_OI.J2:100C_OI.J5" chart:label-cell-address="100C_OI.J1:100C_OI.J1" chart:class="chart:scatter">
            <chart:domain table:cell-range-address="100C_OI.I2:100C_OI.I5"/>
            <chart:data-point chart:repeated="4"/>
          </chart:series>
          <chart:series chart:style-name="ch16" chart:values-cell-range-address="100C_OI.L2:100C_OI.L5" chart:label-cell-address="100C_OI.L1:100C_OI.L1" chart:class="chart:scatter">
            <chart:domain table:cell-range-address="100C_OI.K2:100C_OI.K5"/>
            <chart:data-point chart:repeated="4"/>
          </chart:series>
          <chart:series chart:style-name="ch17" chart:values-cell-range-address="100C_OI.N2:100C_OI.N5" chart:label-cell-address="100C_OI.N1:100C_OI.N1" chart:class="chart:scatter">
            <chart:domain table:cell-range-address="100C_OI.M2:100C_OI.M5"/>
            <chart:data-point chart:repeated="4"/>
          </chart:series>
          <chart:series chart:style-name="ch18" chart:values-cell-range-address="100C_OI.P2:100C_OI.P5" chart:label-cell-address="100C_OI.P1:100C_OI.P1" chart:class="chart:scatter">
            <chart:domain table:cell-range-address="100C_OI.O2:100C_OI.O5"/>
            <chart:data-point chart:repeated="4"/>
          </chart:series>
          <chart:series chart:style-name="ch19" chart:values-cell-range-address="100C_OI.R2:100C_OI.R5" chart:label-cell-address="100C_OI.R1:100C_OI.R1" chart:class="chart:scatter">
            <chart:domain table:cell-range-address="100C_OI.Q2:100C_OI.Q5"/>
            <chart:data-point chart:repeated="4"/>
          </chart:series>
          <chart:series chart:style-name="ch20" chart:values-cell-range-address="100C_OI.T2:100C_OI.T5" chart:label-cell-address="100C_OI.T1:100C_OI.T1" chart:class="chart:scatter">
            <chart:domain table:cell-range-address="100C_OI.S2:100C_OI.S5"/>
            <chart:data-point chart:repeated="4"/>
          </chart:series>
          <chart:series chart:style-name="ch21" chart:values-cell-range-address="100C_OI.V2:100C_OI.V5" chart:label-cell-address="100C_OI.V1:100C_OI.V1" chart:class="chart:scatter">
            <chart:domain table:cell-range-address="100C_OI.U2:100C_OI.U5"/>
            <chart:data-point chart:repeated="4"/>
          </chart:series>
          <chart:series chart:style-name="ch22" chart:values-cell-range-address="100C_OI.X2:100C_OI.X5" chart:label-cell-address="100C_OI.X1:100C_OI.X1" chart:class="chart:scatter">
            <chart:domain table:cell-range-address="100C_OI.W2:100C_OI.W5"/>
            <chart:data-point chart:repeated="4"/>
          </chart:series>
          <chart:series chart:style-name="ch23" chart:values-cell-range-address="100C_OI.Z2:100C_OI.Z5" chart:label-cell-address="100C_OI.Z1:100C_OI.Z1" chart:class="chart:scatter">
            <chart:domain table:cell-range-address="100C_OI.Y2:100C_OI.Y5"/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100C_OI.B1:100C_OI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100C_OI.D1:100C_OI.D1">CP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100C_OI.F1:100C_OI.F1">CP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100C_OI.H1:100C_OI.H1">CP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100C_OI.J1:100C_OI.J1">AHS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100C_OI.L1:100C_OI.L1">AHS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100C_OI.N1:100C_OI.N1">AHS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100C_OI.P1:100C_OI.P1">VH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100C_OI.R1:100C_OI.R1">VH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100C_OI.T1:100C_OI.T1">VH MPS/BT (pior solução)</text:p>
              </table:table-cell>
              <table:table-cell office:value-type="string">
                <text:p>Colonne U</text:p>
              </table:table-cell>
              <table:table-cell office:value-type="string">
                <text:p text:id="100C_OI.V1:100C_OI.V1">VHM MPS/BT (melhor solução)</text:p>
              </table:table-cell>
              <table:table-cell office:value-type="string">
                <text:p>Colonne W</text:p>
              </table:table-cell>
              <table:table-cell office:value-type="string">
                <text:p text:id="100C_OI.X1:100C_OI.X1">VHM MPS/BT (média 5 rodadas)</text:p>
              </table:table-cell>
              <table:table-cell office:value-type="string">
                <text:p>Colonne Y</text:p>
              </table:table-cell>
              <table:table-cell office:value-type="string">
                <text:p text:id="100C_OI.Z1:100C_OI.Z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100C_OI.A1:100C_OI.A1">Soluções computadas</text:p>
              </table:table-cell>
              <table:table-cell office:value-type="float" office:value="170412">
                <text:p text:id="100C_OI.A2:100C_OI.A5">170412</text:p>
              </table:table-cell>
              <table:table-cell office:value-type="float" office:value="945">
                <text:p text:id="100C_OI.B2:100C_OI.B5">945</text:p>
              </table:table-cell>
              <table:table-cell office:value-type="float" office:value="1.#NAN">
                <text:p text:id="100C_OI.C2:100C_OI.C5">1.#NAN</text:p>
              </table:table-cell>
              <table:table-cell office:value-type="float" office:value="1.#NAN">
                <text:p text:id="100C_OI.D2:100C_OI.D5">1.#NAN</text:p>
              </table:table-cell>
              <table:table-cell office:value-type="float" office:value="1.#NAN">
                <text:p text:id="100C_OI.E2:100C_OI.E5">1.#NAN</text:p>
              </table:table-cell>
              <table:table-cell office:value-type="float" office:value="1.#NAN">
                <text:p text:id="100C_OI.F2:100C_OI.F5">1.#NAN</text:p>
              </table:table-cell>
              <table:table-cell office:value-type="float" office:value="1.#NAN">
                <text:p text:id="100C_OI.G2:100C_OI.G5">1.#NAN</text:p>
              </table:table-cell>
              <table:table-cell office:value-type="float" office:value="1.#NAN">
                <text:p text:id="100C_OI.H2:100C_OI.H5">1.#NAN</text:p>
              </table:table-cell>
              <table:table-cell office:value-type="float" office:value="1.#NAN">
                <text:p text:id="100C_OI.I2:100C_OI.I5">1.#NAN</text:p>
              </table:table-cell>
              <table:table-cell office:value-type="float" office:value="1.#NAN">
                <text:p text:id="100C_OI.J2:100C_OI.J5">1.#NAN</text:p>
              </table:table-cell>
              <table:table-cell office:value-type="float" office:value="1.#NAN">
                <text:p text:id="100C_OI.K2:100C_OI.K5">1.#NAN</text:p>
              </table:table-cell>
              <table:table-cell office:value-type="float" office:value="1.#NAN">
                <text:p text:id="100C_OI.L2:100C_OI.L5">1.#NAN</text:p>
              </table:table-cell>
              <table:table-cell office:value-type="float" office:value="1.#NAN">
                <text:p text:id="100C_OI.M2:100C_OI.M5">1.#NAN</text:p>
              </table:table-cell>
              <table:table-cell office:value-type="float" office:value="1.#NAN">
                <text:p text:id="100C_OI.N2:100C_OI.N5">1.#NAN</text:p>
              </table:table-cell>
              <table:table-cell office:value-type="float" office:value="1.#NAN">
                <text:p text:id="100C_OI.O2:100C_OI.O5">1.#NAN</text:p>
              </table:table-cell>
              <table:table-cell office:value-type="float" office:value="1.#NAN">
                <text:p text:id="100C_OI.P2:100C_OI.P5">1.#NAN</text:p>
              </table:table-cell>
              <table:table-cell office:value-type="float" office:value="1.#NAN">
                <text:p text:id="100C_OI.Q2:100C_OI.Q5">1.#NAN</text:p>
              </table:table-cell>
              <table:table-cell office:value-type="float" office:value="1.#NAN">
                <text:p text:id="100C_OI.R2:100C_OI.R5">1.#NAN</text:p>
              </table:table-cell>
              <table:table-cell office:value-type="float" office:value="1.#NAN">
                <text:p text:id="100C_OI.S2:100C_OI.S5">1.#NAN</text:p>
              </table:table-cell>
              <table:table-cell office:value-type="float" office:value="1.#NAN">
                <text:p text:id="100C_OI.T2:100C_OI.T5">1.#NAN</text:p>
              </table:table-cell>
              <table:table-cell office:value-type="float" office:value="1.#NAN">
                <text:p text:id="100C_OI.U2:100C_OI.U5">1.#NAN</text:p>
              </table:table-cell>
              <table:table-cell office:value-type="float" office:value="1.#NAN">
                <text:p text:id="100C_OI.V2:100C_OI.V5">1.#NAN</text:p>
              </table:table-cell>
              <table:table-cell office:value-type="float" office:value="1.#NAN">
                <text:p text:id="100C_OI.W2:100C_OI.W5">1.#NAN</text:p>
              </table:table-cell>
              <table:table-cell office:value-type="float" office:value="1.#NAN">
                <text:p text:id="100C_OI.X2:100C_OI.X5">1.#NAN</text:p>
              </table:table-cell>
              <table:table-cell office:value-type="float" office:value="1.#NAN">
                <text:p text:id="100C_OI.Y2:100C_OI.Y5">1.#NAN</text:p>
              </table:table-cell>
              <table:table-cell office:value-type="float" office:value="1.#NAN">
                <text:p text:id="100C_OI.Z2:100C_OI.Z5">1.#NAN</text:p>
              </table:table-cell>
            </table:table-row>
            <table:table-row>
              <table:table-cell office:value-type="string"/>
              <table:table-cell office:value-type="float" office:value="1188350">
                <text:p>1188350</text:p>
              </table:table-cell>
              <table:table-cell office:value-type="float" office:value="937">
                <text:p>9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7371733">
                <text:p>7371733</text:p>
              </table:table-cell>
              <table:table-cell office:value-type="float" office:value="937">
                <text:p>9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69188972">
                <text:p>69188972</text:p>
              </table:table-cell>
              <table:table-cell office:value-type="float" office:value="937">
                <text:p>9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